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6600000166C418E2AD.png"/>
  <manifest:file-entry manifest:media-type="image/png" manifest:full-path="Pictures/10000201000001660000016651E9A404.png"/>
  <manifest:file-entry manifest:media-type="image/png" manifest:full-path="Pictures/10000201000000A5000000506E6C0C65.png"/>
  <manifest:file-entry manifest:media-type="image/png" manifest:full-path="Pictures/10000201000000A50000005081DBEA65.png"/>
  <manifest:file-entry manifest:media-type="image/png" manifest:full-path="Pictures/10000201000000A50000005087933419.png"/>
  <manifest:file-entry manifest:media-type="image/png" manifest:full-path="Pictures/10000201000000A500000050CFBD9166.png"/>
  <manifest:file-entry manifest:media-type="image/png" manifest:full-path="Pictures/10000201000000580000001F516347EA.png"/>
  <manifest:file-entry manifest:media-type="image/png" manifest:full-path="Pictures/10000201000000A500000050366A92D3.png"/>
  <manifest:file-entry manifest:media-type="image/png" manifest:full-path="Pictures/1000020100000166000001662E5B63E9.png"/>
  <manifest:file-entry manifest:media-type="image/png" manifest:full-path="Pictures/1000020100000166000001660463479E.png"/>
  <manifest:file-entry manifest:media-type="image/png" manifest:full-path="Pictures/10000201000000A5000000508527E40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svg:stroke-color="#004586" draw:marker-start-width="0.457cm" draw:marker-end-width="0.457cm" draw:fill="solid" draw:fill-color="#e6e6e6" draw:textarea-horizontal-align="left" draw:auto-grow-height="true" draw:auto-grow-width="false" fo:min-height="0cm" fo:min-width="0cm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20_Remix-title">
      <style:graphic-properties draw:fill-color="#ffffff" draw:auto-grow-height="true" fo:min-height="3.508cm"/>
    </style:style>
    <style:style style:name="pr2" style:family="presentation" style:parent-style-name="Blue_20_Remix-subtitle" style:list-style-name="L5">
      <style:graphic-properties draw:fill-color="#ffffff" draw:auto-grow-height="true" fo:min-height="1.905cm"/>
    </style:style>
    <style:style style:name="pr3" style:family="presentation" style:parent-style-name="Blue_20_Remix-title">
      <style:graphic-properties draw:fill-color="#ffffff" draw:auto-grow-height="true" fo:min-height="10.06cm"/>
    </style:style>
    <style:style style:name="pr4" style:family="presentation" style:parent-style-name="Blue_20_Remix-notes">
      <style:graphic-properties draw:fill-color="#ffffff" draw:auto-grow-height="true" fo:min-height="12.573cm"/>
    </style:style>
    <style:style style:name="pr5" style:family="presentation" style:parent-style-name="Blue_20_Remix-title">
      <style:graphic-properties draw:fill-color="#ffffff" draw:auto-grow-height="true" fo:min-height="1.905cm"/>
    </style:style>
    <style:style style:name="pr6" style:family="presentation" style:parent-style-name="Blue_20_Remix-title">
      <style:graphic-properties draw:fill-color="#ffffff" draw:auto-grow-height="true" fo:min-height="1.632cm"/>
    </style:style>
    <style:style style:name="pr7" style:family="presentation" style:parent-style-name="Blue_20_Remix-title">
      <style:graphic-properties draw:fill-color="#ffffff" draw:auto-grow-height="true" fo:min-height="4.172cm"/>
    </style:style>
    <style:style style:name="pr8" style:family="presentation" style:parent-style-name="Blue_20_Remix-notes" style:list-style-name="L3">
      <style:graphic-properties draw:fill-color="#ffffff" draw:auto-grow-height="true" fo:min-height="12.573cm"/>
    </style:style>
    <style:style style:name="pr9" style:family="presentation" style:parent-style-name="Blue_20_Remix-subtitle">
      <style:graphic-properties draw:fill-color="#ffffff" fo:min-height="1.27cm"/>
    </style:style>
    <style:style style:name="pr10" style:family="presentation" style:parent-style-name="Blue_20_Remix-notes" style:list-style-name="L3">
      <style:graphic-properties draw:fill-color="#ffffff" draw:auto-grow-height="true" fo:min-height="12.573cm"/>
    </style:style>
    <style:style style:name="pr11" style:family="presentation" style:parent-style-name="Blue_20_Remix-title">
      <style:graphic-properties draw:fill-color="#ffffff" draw:auto-grow-height="true" fo:min-height="17.939cm"/>
    </style:style>
    <style:style style:name="pr12" style:family="presentation" style:parent-style-name="Blue_20_Remix-notes" style:list-style-name="L3">
      <style:graphic-properties draw:fill-color="#ffffff" draw:auto-grow-height="true" fo:min-height="12.573cm"/>
    </style:style>
    <style:style style:name="pr13" style:family="presentation" style:parent-style-name="Blue_20_Remix-title">
      <style:graphic-properties draw:fill-color="#ffffff" fo:min-height="17.688cm"/>
    </style:style>
    <style:style style:name="pr14" style:family="presentation" style:parent-style-name="Blue_20_Remix-outline1">
      <style:graphic-properties draw:fill-color="#ffffff" fo:min-height="13.612cm"/>
    </style:style>
    <style:style style:name="pr15" style:family="presentation" style:parent-style-name="Blue_20_Remix-notes" style:list-style-name="L3">
      <style:graphic-properties draw:fill-color="#ffffff" draw:auto-grow-height="true" fo:min-height="12.573cm"/>
    </style:style>
    <style:style style:name="pr16" style:family="presentation" style:parent-style-name="Strawberry_20_Remix-title">
      <style:graphic-properties draw:fill-color="#ffffff" draw:auto-grow-height="true" fo:min-height="1.905cm"/>
    </style:style>
    <style:style style:name="pr17" style:family="presentation" style:parent-style-name="Strawberry_20_Remix-title">
      <style:graphic-properties draw:fill-color="#ffffff" draw:auto-grow-height="true" fo:min-height="1.632cm"/>
    </style:style>
    <style:style style:name="pr18" style:family="presentation" style:parent-style-name="Strawberry_20_Remix-notes">
      <style:graphic-properties draw:fill-color="#ffffff" draw:auto-grow-height="true" fo:min-height="12.573cm"/>
    </style:style>
    <style:style style:name="pr19" style:family="presentation" style:parent-style-name="Grape_20_Remix-title">
      <style:graphic-properties draw:fill-color="#ffffff" fo:min-height="17.688cm"/>
    </style:style>
    <style:style style:name="pr20" style:family="presentation" style:parent-style-name="Grape_20_Remix-notes">
      <style:graphic-properties draw:fill-color="#ffffff" draw:auto-grow-height="true" fo:min-height="12.573cm"/>
    </style:style>
    <style:style style:name="pr21" style:family="presentation" style:parent-style-name="Grape_20_Remix-title">
      <style:graphic-properties draw:fill-color="#ffffff" draw:auto-grow-height="true" fo:min-height="17.939cm"/>
    </style:style>
    <style:style style:name="pr22" style:family="presentation" style:parent-style-name="Grape_20_Remix-outline1">
      <style:graphic-properties draw:fill-color="#ffffff" fo:min-height="13.612cm"/>
    </style:style>
    <style:style style:name="pr23" style:family="presentation" style:parent-style-name="Orange_20_Remix-title">
      <style:graphic-properties draw:fill-color="#ffffff" draw:auto-grow-height="true" fo:min-height="17.939cm"/>
    </style:style>
    <style:style style:name="pr24" style:family="presentation" style:parent-style-name="Orange_20_Remix-notes" style:list-style-name="L3">
      <style:graphic-properties draw:fill-color="#ffffff" draw:auto-grow-height="true" fo:min-height="12.573cm"/>
    </style:style>
    <style:style style:name="pr25" style:family="presentation" style:parent-style-name="Orange_20_Remix-title">
      <style:graphic-properties draw:fill-color="#ffffff" fo:min-height="1.905cm"/>
    </style:style>
    <style:style style:name="pr26" style:family="presentation" style:parent-style-name="Orange_20_Remix-subtitle">
      <style:graphic-properties draw:fill-color="#ffffff" fo:min-height="1.27cm"/>
    </style:style>
    <style:style style:name="pr27" style:family="presentation" style:parent-style-name="Orange_20_Remix-notes" style:list-style-name="L3">
      <style:graphic-properties draw:fill-color="#ffffff" draw:auto-grow-height="true" fo:min-height="12.573cm"/>
    </style:style>
    <style:style style:name="pr28" style:family="presentation" style:parent-style-name="Orange_20_Remix-title">
      <style:graphic-properties draw:fill-color="#ffffff" fo:min-height="13.97cm"/>
    </style:style>
    <style:style style:name="pr29" style:family="presentation" style:parent-style-name="Orange_20_Remix-notes">
      <style:graphic-properties draw:fill-color="#ffffff" draw:auto-grow-height="true" fo:min-height="12.573cm"/>
    </style:style>
    <style:style style:name="pr30" style:family="presentation" style:parent-style-name="Orange_20_Remix-title">
      <style:graphic-properties draw:fill-color="#ffffff" fo:min-height="3.175cm"/>
    </style:style>
    <style:style style:name="pr31" style:family="presentation" style:parent-style-name="Orange_20_Remix-notes" style:list-style-name="L3">
      <style:graphic-properties draw:fill-color="#ffffff" draw:auto-grow-height="true" fo:min-height="12.573cm"/>
    </style:style>
    <style:style style:name="pr32" style:family="presentation" style:parent-style-name="Lime_20_Remix-title">
      <style:graphic-properties draw:fill-color="#ffffff" fo:min-height="17.688cm"/>
    </style:style>
    <style:style style:name="pr33" style:family="presentation" style:parent-style-name="Lime_20_Remix-notes">
      <style:graphic-properties draw:fill-color="#ffffff" draw:auto-grow-height="true" fo:min-height="12.573cm"/>
    </style:style>
    <style:style style:name="pr34" style:family="presentation" style:parent-style-name="Lime_20_Remix-title">
      <style:graphic-properties draw:fill-color="#ffffff" draw:auto-grow-height="true" fo:min-height="17.939cm"/>
    </style:style>
    <style:style style:name="pr35" style:family="presentation" style:parent-style-name="Lime_20_Remix-notes" style:list-style-name="L3">
      <style:graphic-properties draw:fill-color="#ffffff" draw:auto-grow-height="true" fo:min-height="12.573cm"/>
    </style:style>
    <style:style style:name="pr36" style:family="presentation" style:parent-style-name="Lime_20_Remix-outline1">
      <style:graphic-properties draw:fill-color="#ffffff" fo:min-height="13.612cm"/>
    </style:style>
    <style:style style:name="pr37" style:family="presentation" style:parent-style-name="Strawberry_20_Remix-title">
      <style:graphic-properties draw:stroke="none" draw:fill="none" fo:min-height="1.775cm"/>
    </style:style>
    <style:style style:name="pr38" style:family="presentation" style:parent-style-name="Strawberry_20_Remix-title">
      <style:graphic-properties draw:fill-color="#ffffff" fo:min-height="17.688cm"/>
    </style:style>
    <style:style style:name="pr39" style:family="presentation" style:parent-style-name="Strawberry_20_Remix-outline1">
      <style:graphic-properties draw:fill-color="#ffffff" fo:min-height="1.547cm"/>
    </style:style>
    <style:style style:name="pr40" style:family="presentation" style:parent-style-name="Strawberry_20_Remix-outline1">
      <style:graphic-properties draw:fill-color="#ffffff" fo:min-height="0.912cm"/>
    </style:style>
    <style:style style:name="pr41" style:family="presentation" style:parent-style-name="Lettus_20_Remix-title">
      <style:graphic-properties draw:fill-color="#ffffff" fo:min-height="17.688cm"/>
    </style:style>
    <style:style style:name="pr42" style:family="presentation" style:parent-style-name="Lettus_20_Remix-notes">
      <style:graphic-properties draw:fill-color="#ffffff" draw:auto-grow-height="true" fo:min-height="12.573cm"/>
    </style:style>
    <style:style style:name="pr43" style:family="presentation" style:parent-style-name="Four_20_F_27_s-title">
      <style:graphic-properties draw:fill-color="#ffffff" fo:min-height="17.688cm"/>
    </style:style>
    <style:style style:name="pr44" style:family="presentation" style:parent-style-name="Four_20_F_27_s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MgOpen Moderna'" style:font-pitch="variable" fo:font-style="normal" fo:font-weight="normal" style:font-style-asian="normal" style:font-weight-asian="normal" style:font-style-complex="normal" style:font-weight-complex="normal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family="'MgOpen Modata'" style:font-pitch="variable" fo:font-size="38pt" style:font-size-asian="38pt" style:font-size-complex="38pt"/>
    </style:style>
    <style:style style:name="P5" style:family="paragraph">
      <style:paragraph-properties fo:margin-left="0cm" fo:margin-right="0cm" fo:text-indent="0cm"/>
      <style:text-properties fo:color="#000000" fo:font-family="'MgOpen Modata'" style:font-pitch="variabl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6" style:family="paragraph">
      <style:paragraph-properties fo:margin-left="0cm" fo:margin-right="0cm" fo:text-indent="0cm"/>
      <style:text-properties fo:color="#000000" fo:font-size="22pt" style:font-size-asian="22pt" style:font-size-complex="22pt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paragraph-properties fo:margin-left="1.2cm" fo:margin-right="0cm" fo:text-indent="-0.9cm"/>
      <style:text-properties fo:font-family="'MgOpen Modata'" style:font-pitch="variable"/>
    </style:style>
    <style:style style:name="P12" style:family="paragraph">
      <style:paragraph-properties fo:margin-left="0cm" fo:margin-right="0cm" fo:text-indent="0cm"/>
      <style:text-properties fo:font-family="'Liberation Mono'" style:font-family-generic="modern" style:font-pitch="fixed" fo:font-size="22pt" style:font-size-asian="22pt" style:font-size-complex="22pt"/>
    </style:style>
    <style:style style:name="P13" style:family="paragraph">
      <style:paragraph-properties fo:margin-left="0.6cm" fo:margin-right="0cm" fo:text-indent="-0.6cm"/>
      <style:text-properties fo:font-size="20pt" style:font-size-asian="20pt" style:font-size-complex="20pt"/>
    </style:style>
    <style:style style:name="P14" style:family="paragraph">
      <style:paragraph-properties fo:margin-left="1.2cm" fo:margin-right="0cm" fo:text-indent="-0.9cm"/>
    </style:style>
    <style:style style:name="P15" style:family="paragraph">
      <style:paragraph-properties fo:margin-left="0cm" fo:margin-right="0cm" fo:text-indent="0cm"/>
      <style:text-properties fo:font-family="'Liberation Sans'" style:font-family-generic="swiss" style:font-pitch="variable" fo:font-style="normal" style:font-style-asian="normal" style:font-style-complex="normal"/>
    </style:style>
    <style:style style:name="P16" style:family="paragraph">
      <style:text-properties fo:color="#004586" fo:font-family="'MgOpen Modata'" style:font-pitch="variable" fo:font-size="14pt" style:font-size-asian="14pt" style:font-size-complex="14pt"/>
    </style:style>
    <style:style style:name="P17" style:family="paragraph">
      <style:text-properties fo:color="#004586" fo:font-family="'MgOpen Modata'" style:font-pitch="variable"/>
    </style:style>
    <style:style style:name="P18" style:family="paragraph">
      <style:paragraph-properties fo:text-align="center"/>
    </style:style>
    <style:style style:name="T1" style:family="text">
      <style:text-properties fo:font-family="'MgOpen Moderna'" style:font-pitch="variable" fo:font-weight="normal" style:font-weight-asian="normal" style:font-weight-complex="normal"/>
    </style:style>
    <style:style style:name="T2" style:family="text">
      <style:text-properties fo:font-family="'MgOpen Modata'" style:font-pitch="variable" fo:font-size="34pt" style:font-size-asian="34pt" style:font-size-complex="34pt"/>
    </style:style>
    <style:style style:name="T3" style:family="text">
      <style:text-properties fo:color="#000000" fo:font-family="'MgOpen Modata'" style:font-pitch="variable" fo:font-size="36pt" fo:font-weight="normal" style:font-size-asian="36pt" style:font-weight-asian="normal" style:font-size-complex="36pt" style:font-weight-complex="normal"/>
    </style:style>
    <style:style style:name="T4" style:family="text">
      <style:text-properties fo:color="#000000" fo:font-family="'MgOpen Modata'" style:font-pitch="variable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000000" fo:font-family="'MgOpen Modata'" style:font-pitch="variable"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color="#000000" fo:font-family="'MgOpen Modata'" style:font-pitch="variable" fo:font-size="34pt" fo:font-weight="normal" style:font-size-asian="34pt" style:font-weight-asian="normal" style:font-size-complex="34pt" style:font-weight-complex="normal"/>
    </style:style>
    <style:style style:name="T7" style:family="text">
      <style:text-properties fo:color="#000000" fo:font-family="'MgOpen Modata'" style:font-pitch="variable" fo:font-size="34pt" style:font-size-asian="34pt" style:font-size-complex="34pt"/>
    </style:style>
    <style:style style:name="T8" style:family="text">
      <style:text-properties fo:color="#000000" fo:font-family="'MgOpen Modata'" style:font-pitch="variable" fo:font-size="20pt" style:font-size-asian="20pt" style:font-size-complex="20pt"/>
    </style:style>
    <style:style style:name="T9" style:family="text">
      <style:text-properties fo:color="#000000" fo:font-size="22pt" style:font-size-asian="22pt" style:font-size-complex="22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0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fo:font-style="normal" style:text-underline-style="none" style:font-size-asian="18pt" style:font-style-asian="normal" style:font-size-complex="18pt" style:font-style-complex="normal"/>
    </style:style>
    <style:style style:name="T14" style:family="text">
      <style:text-properties fo:font-family="'MgOpen Modata'" style:font-pitch="variable"/>
    </style:style>
    <style:style style:name="T15" style:family="text">
      <style:text-properties fo:font-family="'Liberation Sans'" style:font-style-name="Regular" style:font-family-generic="swiss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16" style:family="text">
      <style:text-properties fo:font-family="'Liberation Mono'" style:font-family-generic="modern" style:font-pitch="fixed" fo:font-size="22pt" style:font-size-asian="22pt" style:font-size-complex="22pt"/>
    </style:style>
    <style:style style:name="T17" style:family="text">
      <style:text-properties fo:font-family="'Liberation Mono'" style:font-family-generic="modern" style:font-pitch="fixed" fo:font-size="22pt" fo:font-style="italic" style:font-size-asian="22pt" style:font-style-asian="italic" style:font-size-complex="22pt" style:font-style-complex="italic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36pt" style:font-size-asian="36pt" style:font-size-complex="36pt"/>
    </style:style>
    <style:style style:name="T20" style:family="text">
      <style:text-properties fo:font-family="'Liberation Sans'" style:font-family-generic="roman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21" style:family="text">
      <style:text-properties fo:font-family="'Liberation Sans'" style:font-family-generic="swiss" style:font-pitch="variable" fo:font-style="normal" style:font-style-asian="normal" style:font-style-complex="normal"/>
    </style:style>
    <style:style style:name="T22" style:family="text">
      <style:text-properties fo:color="#004586" fo:font-family="'MgOpen Modata'" style:font-pitch="variable" fo:font-size="14pt" style:font-size-asian="14pt" style:font-size-complex="14pt"/>
    </style:style>
    <style:style style:name="T23" style:family="text">
      <style:text-properties fo:color="#004586" fo:font-family="'MgOpen Modata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20_Remix" presentation:presentation-page-layout-name="AL1T0">
        <office:forms form:automatic-focus="false" form:apply-design-mode="false"/>
        <draw:frame presentation:style-name="pr1" draw:text-style-name="P2" draw:layer="layout" svg:width="25.19cm" svg:height="3.508cm" svg:x="1.399cm" svg:y="0.838cm" presentation:class="title">
          <draw:text-box>
            <text:p text:style-name="P1"><text:span text:style-name="T1">Fedora Remix</text:span></text:p>
          </draw:text-box>
        </draw:frame>
        <draw:frame presentation:style-name="pr2" draw:text-style-name="P4" draw:layer="layout" svg:width="25.19cm" svg:height="1.905cm" svg:x="1.48cm" svg:y="3.81cm" presentation:class="subtitle" presentation:user-transformed="true">
          <draw:text-box>
            <text:p text:style-name="P3"><text:span text:style-name="T2">SCaLE 7x</text:span></text:p>
          </draw:text-box>
        </draw:frame>
        <draw:frame presentation:style-name="pr3" draw:text-style-name="P5" draw:layer="layout" svg:width="26.67cm" svg:height="10.59cm" svg:x="0.635cm" svg:y="6.985cm" presentation:class="title" presentation:user-transformed="true">
          <draw:text-box>
            <text:p text:style-name="P1"><text:span text:style-name="T3">Clint Savage</text:span><text:span text:style-name="T4"><text:line-break/></text:span><text:span text:style-name="T5">http://sexysexypenguins.com</text:span><text:span text:style-name="T3"><text:line-break/></text:span><text:span text:style-name="T3"><text:line-break/></text:span><text:span text:style-name="T6">Founder, Utah Open Source Foundation</text:span><text:span text:style-name="T6"><text:line-break/></text:span><text:span text:style-name="T5">http://utos.org / http://utosc.com</text:span><text:span text:style-name="T6"><text:line-break/></text:span><text:span text:style-name="T6"><text:line-break/></text:span><text:span text:style-name="T6">Mountain West Regional Coordinator</text:span><text:span text:style-name="T6"><text:line-break/></text:span><text:span text:style-name="T7">Fedora Ambassadors North America</text:span><text:span text:style-name="T7"><text:line-break/></text:span><text:span text:style-name="T8">https://fedoraproject.org/wiki/User:Herlo</text:span></text:p>
          </draw:text-box>
        </draw:frame>
        <draw:frame presentation:style-name="pr1" draw:text-style-name="P2" draw:layer="layout" svg:width="25.19cm" svg:height="3.508cm" svg:x="1.399cm" svg:y="0.838cm" presentation:class="title" presentation:user-transformed="true">
          <draw:text-box>
            <text:p text:style-name="P1"><text:span text:style-name="T1">Fedora Remix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59cm" svg:height="10.475cm" svg:x="3.815cm" svg:y="2.123cm" draw:page-number="1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lue_20_Remix" presentation:presentation-page-layout-name="AL2T21">
        <office:forms form:automatic-focus="false" form:apply-design-mode="false"/>
        <draw:frame presentation:style-name="pr5" draw:text-style-name="P1" draw:layer="layout" svg:width="25.19cm" svg:height="3.481cm" svg:x="1.399cm" svg:y="8.102cm" presentation:class="title" presentation:user-transformed="true">
          <draw:text-box>
            <text:p text:style-name="P1">Toolkit to<text:line-break/>“Build Your Own Distro”</text:p>
          </draw:text-box>
        </draw:frame>
        <draw:frame presentation:style-name="pr6" draw:text-style-name="P6" draw:layer="layout" svg:width="16.935cm" svg:height="1.632cm" svg:x="0.845cm" svg:y="15.513cm" presentation:class="title" presentation:user-transformed="true">
          <draw:text-box>
            <text:p text:style-name="P1"><text:span text:style-name="T9">&lt;!-- Based upon Fedora --&gt;</text:span></text:p>
          </draw:text-box>
        </draw:frame>
        <presentation:notes draw:style-name="dp2">
          <draw:page-thumbnail draw:style-name="gr1" draw:layer="layout" svg:width="13.959cm" svg:height="10.475cm" svg:x="3.815cm" svg:y="2.123cm" draw:page-number="2" presentation:class="page"/>
          <draw:frame presentation:style-name="pr4" draw:text-style-name="P8" draw:layer="layout" svg:width="17.271cm" svg:height="12.573cm" svg:x="2.159cm" svg:y="13.271cm" presentation:class="notes">
            <draw:text-box>
              <text:p text:style-name="P7"><text:span text:style-name="T10">Legal</text:span></text:p>
              <text:list text:style-name="L3">
                <text:list-item>
                  <text:list>
                    <text:list-item>
                      <text:p text:style-name="P7"><text:span text:style-name="T11">Using the fedora trademark implies the OS is 100% free and approved by the Fedora Board</text:span></text:p>
                    </text:list-item>
                    <text:list-item>
                      <text:p text:style-name="P7"><text:span text:style-name="T11">But you can use the fedora remix trademark, privileges given without asking:</text:span></text:p>
                    </text:list-item>
                  </text:list>
                </text:list-item>
              </text:list>
              <text:list text:style-name="L1">
                <text:list-item>
                  <text:list>
                    <text:list-item>
                      <text:list>
                        <text:list-item>
                          <text:p text:style-name="P7"><text:span text:style-name="T11">https://fedoraproject.org/wiki/Remix </text:span></text:p>
                        </text:list-item>
                      </text:list>
                    </text:list-item>
                    <text:list-item>
                      <text:p text:style-name="P7"><text:span text:style-name="T11">There are many designs and usage guidelines</text:span></text:p>
                      <text:list>
                        <text:list-item>
                          <text:p text:style-name="P7"><text:span text:style-name="T11">When distributing a remix, you must label it as a 'Fedora Remix'</text:span></text:p>
                        </text:list-item>
                        <text:list-item>
                          <text:p text:style-name="P7"><text:span text:style-name="T11">Several color schemes exist and simple rules to help.</text:span></text:p>
                        </text:list-item>
                        <text:list-item>
                          <text:p text:style-name="P7"><text:span text:style-name="T11">https://fedoraproject.org/wiki/Legal/Secondary_trademark_usage_guidelines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3" draw:master-page-name="Blue_20_Remix" presentation:presentation-page-layout-name="AL2T21">
        <office:forms form:automatic-focus="false" form:apply-design-mode="false"/>
        <draw:frame presentation:style-name="pr5" draw:text-style-name="P1" draw:layer="layout" svg:width="25.19cm" svg:height="1.905cm" svg:x="1.399cm" svg:y="8.89cm" presentation:class="title" presentation:user-transformed="true">
          <draw:text-box>
            <text:p text:style-name="P1">100 % Free</text:p>
          </draw:text-box>
        </draw:frame>
        <draw:frame presentation:style-name="pr6" draw:text-style-name="P6" draw:layer="layout" svg:width="16.935cm" svg:height="1.632cm" svg:x="0.635cm" svg:y="1.905cm" presentation:class="title" presentation:user-transformed="true">
          <draw:text-box>
            <text:p text:style-name="P1"><text:span text:style-name="T9">&lt;!-- Go Ahead, It's Okay! --&gt;</text:span></text:p>
          </draw:text-box>
        </draw:frame>
        <draw:frame presentation:style-name="pr6" draw:text-style-name="P6" draw:layer="layout" svg:width="16.935cm" svg:height="1.737cm" svg:x="7.83cm" svg:y="16.043cm" presentation:class="title" presentation:user-transformed="true">
          <draw:text-box>
            <text:p text:style-name="P9"><text:span text:style-name="T9">&lt;!-- Really, it is! <text:s/></text:span><text:span text:style-name="T9"><text:line-break/></text:span><text:span text:style-name="T9"> <text:s text:c="8"/>In fact, we double-dog dare you to try it. --&gt;</text:span></text:p>
          </draw:text-box>
        </draw:frame>
        <presentation:notes draw:style-name="dp2">
          <draw:page-thumbnail draw:style-name="gr1" draw:layer="layout" svg:width="13.959cm" svg:height="10.475cm" svg:x="3.815cm" svg:y="2.123cm" draw:page-number="3" presentation:class="page"/>
          <draw:frame presentation:style-name="pr4" draw:text-style-name="P8" draw:layer="layout" svg:width="17.271cm" svg:height="12.573cm" svg:x="2.159cm" svg:y="13.271cm" presentation:class="notes">
            <draw:text-box>
              <text:p text:style-name="P7"><text:span text:style-name="T10">Legal</text:span></text:p>
              <text:list text:style-name="L3">
                <text:list-item>
                  <text:list>
                    <text:list-item>
                      <text:p text:style-name="P7"><text:span text:style-name="T11">Using the fedora trademark implies the OS is 100% free and approved by the Fedora Board</text:span></text:p>
                    </text:list-item>
                    <text:list-item>
                      <text:p text:style-name="P7"><text:span text:style-name="T11">But you can use the fedora remix trademark, privileges given without asking:</text:span></text:p>
                    </text:list-item>
                  </text:list>
                </text:list-item>
              </text:list>
              <text:list text:style-name="L1">
                <text:list-item>
                  <text:list>
                    <text:list-item>
                      <text:list>
                        <text:list-item>
                          <text:p text:style-name="P7"><text:span text:style-name="T11">https://fedoraproject.org/wiki/Remix </text:span></text:p>
                        </text:list-item>
                      </text:list>
                    </text:list-item>
                    <text:list-item>
                      <text:p text:style-name="P7"><text:span text:style-name="T11">There are many designs and usage guidelines</text:span></text:p>
                      <text:list>
                        <text:list-item>
                          <text:p text:style-name="P7"><text:span text:style-name="T11">When distributing a remix, you must label it as a 'Fedora Remix'</text:span></text:p>
                        </text:list-item>
                        <text:list-item>
                          <text:p text:style-name="P7"><text:span text:style-name="T11">Several color schemes exist and simple rules to help.</text:span></text:p>
                        </text:list-item>
                        <text:list-item>
                          <text:p text:style-name="P7"><text:span text:style-name="T11">https://fedoraproject.org/wiki/Legal/Secondary_trademark_usage_guidelines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3" draw:master-page-name="Blue_20_Remix" presentation:presentation-page-layout-name="AL2T21">
        <office:forms form:automatic-focus="false" form:apply-design-mode="false"/>
        <draw:frame presentation:style-name="pr7" draw:text-style-name="P1" draw:layer="layout" svg:width="25.19cm" svg:height="4.172cm" svg:x="1.48cm" svg:y="7.893cm" presentation:class="title" presentation:user-transformed="true">
          <draw:text-box>
            <text:p text:style-name="P1">Selected updates</text:p>
          </draw:text-box>
        </draw:frame>
        <draw:frame presentation:style-name="pr6" draw:text-style-name="P6" draw:layer="layout" svg:width="16.935cm" svg:height="1.632cm" svg:x="8.89cm" svg:y="5.715cm" presentation:class="title" presentation:user-transformed="true">
          <draw:text-box>
            <text:p text:style-name="P1"><text:span text:style-name="T9">&lt;!-- Latest and greatest --&gt;</text:span></text:p>
          </draw:text-box>
        </draw:frame>
        <draw:frame presentation:style-name="pr6" draw:text-style-name="P6" draw:layer="layout" svg:width="16.935cm" svg:height="1.632cm" svg:x="1.48cm" svg:y="13.97cm" presentation:class="title" presentation:user-transformed="true">
          <draw:text-box>
            <text:p text:style-name="P1"><text:span text:style-name="T9">&lt;!-- Security fixes only --&gt;</text:span></text:p>
          </draw:text-box>
        </draw:frame>
        <presentation:notes draw:style-name="dp2">
          <draw:page-thumbnail draw:style-name="gr1" draw:layer="layout" svg:width="13.959cm" svg:height="10.475cm" svg:x="3.815cm" svg:y="2.123cm" draw:page-number="4" presentation:class="page"/>
          <draw:frame presentation:style-name="pr8" draw:text-style-name="P8" draw:layer="layout" svg:width="17.271cm" svg:height="12.573cm" svg:x="2.159cm" svg:y="13.271cm" presentation:class="notes">
            <draw:text-box>
              <text:list text:style-name="L3">
                <text:list-item>
                  <text:list>
                    <text:list-item>
                      <text:p text:style-name="P7"><text:span text:style-name="T11">Alpha</text:span></text:p>
                    </text:list-item>
                    <text:list-item>
                      <text:p text:style-name="P7"><text:span text:style-name="T11">Updates to current version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3" draw:master-page-name="Blue_20_Remix" presentation:presentation-page-layout-name="AL1T0">
        <office:forms form:automatic-focus="false" form:apply-design-mode="false"/>
        <draw:frame presentation:style-name="pr1" draw:text-style-name="P3" draw:layer="layout" svg:width="25.19cm" svg:height="3.508cm" svg:x="1.48cm" svg:y="8.557cm" presentation:class="title" presentation:user-transformed="true">
          <draw:text-box>
            <text:p text:style-name="P3">Your own customizations</text:p>
          </draw:text-box>
        </draw:frame>
        <draw:frame presentation:style-name="pr9" draw:text-style-name="P10" draw:layer="layout" svg:width="10.031cm" svg:height="1.27cm" svg:x="3.304cm" svg:y="15.875cm" presentation:class="subtitle" presentation:user-transformed="true">
          <draw:text-box>
            <text:p><text:span text:style-name="T12">&lt;!-- custom desktop or theme --&gt;</text:span></text:p>
          </draw:text-box>
        </draw:frame>
        <draw:frame presentation:style-name="pr9" draw:text-style-name="P10" draw:layer="layout" svg:width="10.031cm" svg:height="1.27cm" svg:x="9.019cm" svg:y="4.445cm">
          <draw:text-box>
            <text:p><text:span text:style-name="T12">&lt;!-- kiosks --&gt;</text:span></text:p>
          </draw:text-box>
        </draw:frame>
        <draw:frame presentation:style-name="pr9" draw:text-style-name="P10" draw:layer="layout" svg:width="10.031cm" svg:height="1.27cm" svg:x="11.43cm" svg:y="12.7cm">
          <draw:text-box>
            <text:p><text:span text:style-name="T12">&lt;!-- Omega 10 --&gt;</text:span></text:p>
          </draw:text-box>
        </draw:frame>
        <draw:frame presentation:style-name="pr9" draw:text-style-name="P10" draw:layer="layout" svg:width="10.031cm" svg:height="1.27cm" svg:x="16.004cm" svg:y="6.985cm">
          <draw:text-box>
            <text:p><text:span text:style-name="T12">&lt;!-- </text:span><text:span text:style-name="T13">kernel modifications</text:span><text:span text:style-name="T12"> --&gt;</text:span></text:p>
          </draw:text-box>
        </draw:frame>
        <draw:frame presentation:style-name="pr9" draw:text-style-name="P10" draw:layer="layout" svg:width="10.031cm" svg:height="1.27cm" svg:x="2.669cm" svg:y="1.905cm">
          <draw:text-box>
            <text:p><text:span text:style-name="T12">&lt;!-- software outside fedora --&gt;</text:span></text:p>
          </draw:text-box>
        </draw:frame>
        <presentation:notes draw:style-name="dp2">
          <draw:page-thumbnail draw:style-name="gr1" draw:layer="layout" svg:width="13.959cm" svg:height="10.475cm" svg:x="3.815cm" svg:y="2.123cm" draw:page-number="5" presentation:class="page"/>
          <draw:frame presentation:style-name="pr10" draw:text-style-name="P7" draw:layer="layout" svg:width="17.271cm" svg:height="12.573cm" svg:x="2.159cm" svg:y="13.271cm" presentation:class="notes">
            <draw:text-box>
              <text:list text:style-name="L3">
                <text:list-item>
                  <text:list>
                    <text:list-item>
                      <text:p>Add your custom rpms</text:p>
                    </text:list-item>
                    <text:list-item>
                      <text:p>Personalized Live Media</text:p>
                      <text:list>
                        <text:list-item>
                          <text:p>custom .vimrc</text:p>
                        </text:list-item>
                        <text:list-item>
                          <text:p>custom themes</text:p>
                        </text:list-item>
                        <text:list-item>
                          <text:p>non-standard software from the fedora repos</text:p>
                        </text:list-item>
                      </text:list>
                    </text:list-item>
                    <text:list-item>
                      <text:p>A portable, bootable environment for a classroom</text:p>
                    </text:list-item>
                    <text:list-item>
                      <text:p>Clustering software</text:p>
                      <text:list>
                        <text:list-item>
                          <text:p>generally, it'd be cool to have a live disc that just boots up and connects and starts crunching data</text:p>
                        </text:list-item>
                        <text:list-item>
                          <text:p>boinc-client for seti@home or some non-free ones like distributed.net or folding at home</text:p>
                        </text:list-item>
                      </text:list>
                    </text:list-item>
                    <text:list-item>
                      <text:p>Provide software that Fedora cannot due to legal restrictions in the US.</text:p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1" draw:master-page-name="Blue_20_Remix" presentation:presentation-page-layout-name="AL2T21">
        <office:forms form:automatic-focus="false" form:apply-design-mode="false"/>
        <draw:frame presentation:style-name="pr11" draw:text-style-name="P1" draw:layer="layout" svg:width="25.19cm" svg:height="17.939cm" svg:x="1.399cm" svg:y="0.838cm" presentation:class="title">
          <draw:text-box>
            <text:p text:style-name="P1">Leverage existing technologies</text:p>
          </draw:text-box>
        </draw:frame>
        <presentation:notes draw:style-name="dp2">
          <draw:page-thumbnail draw:style-name="gr1" draw:layer="layout" svg:width="13.959cm" svg:height="10.475cm" svg:x="3.815cm" svg:y="2.123cm" draw:page-number="6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_20_Remix" presentation:presentation-page-layout-name="AL2T21">
        <office:forms form:automatic-focus="false" form:apply-design-mode="false"/>
        <draw:frame presentation:style-name="pr11" draw:text-style-name="P1" draw:layer="layout" svg:width="25.19cm" svg:height="17.939cm" svg:x="1.399cm" svg:y="0.838cm" presentation:class="title" presentation:user-transformed="true">
          <draw:text-box>
            <text:p text:style-name="P1">Anaconda’s “kickstart”</text:p>
          </draw:text-box>
        </draw:frame>
        <presentation:notes draw:style-name="dp2">
          <draw:page-thumbnail draw:style-name="gr1" draw:layer="layout" svg:width="13.959cm" svg:height="10.475cm" svg:x="3.815cm" svg:y="2.123cm" draw:page-number="7" presentation:class="page"/>
          <draw:frame presentation:style-name="pr12" draw:text-style-name="P7" draw:layer="layout" svg:width="17.271cm" svg:height="12.573cm" svg:x="2.159cm" svg:y="13.271cm" presentation:class="notes">
            <draw:text-box>
              <text:list text:style-name="L3">
                <text:list-item>
                  <text:list>
                    <text:list-item>
                      <text:p text:style-name="P7">Also tool for automated installation</text:p>
                    </text:list-item>
                    <text:list-item>
                      <text:p text:style-name="P7">Very Customizable</text:p>
                    </text:list-item>
                    <text:list-item>
                      <text:p text:style-name="P7">yum install spin-kickstarts</text:p>
                      <text:list>
                        <text:list-item>
                          <text:p text:style-name="P7">Provides some basic setup to get started</text:p>
                        </text:list-item>
                      </text:list>
                    </text:list-item>
                    <text:list-item>
                      <text:p text:style-name="P7">Showing a customized kickstart here is a good idea</text:p>
                    </text:list-item>
                  </text:list>
                </text:list-item>
              </text:list>
            </draw:text-box>
          </draw:frame>
        </presentation:notes>
      </draw:page>
      <draw:page draw:name="page8" draw:style-name="dp1" draw:master-page-name="Blue_20_Remix" presentation:presentation-page-layout-name="AL2T21">
        <office:forms form:automatic-focus="false" form:apply-design-mode="false"/>
        <draw:frame presentation:style-name="pr13" draw:text-style-name="P1" draw:layer="layout" svg:width="25.19cm" svg:height="17.688cm" svg:x="1.399cm" svg:y="0.963cm" presentation:class="title" presentation:user-transformed="true">
          <draw:text-box>
            <text:p text:style-name="P1">Words to the wise</text:p>
          </draw:text-box>
        </draw:frame>
        <draw:frame presentation:style-name="pr14" draw:text-style-name="P11" draw:layer="layout" svg:width="25.19cm" svg:height="13.612cm" svg:x="1.399cm" svg:y="4.915cm" presentation:class="outline" presentation:user-transformed="true">
          <draw:text-box>
            <text:list text:style-name="L4">
              <text:list-item>
                <text:p text:style-name="P1"><text:span text:style-name="T14">&lt;!-- space hungry --&gt;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/></text:p>
              </text:list-item>
              <text:list-item>
                <text:p text:style-name="P1"><text:span text:style-name="T14">/var/cache</text:span></text:p>
              </text:list-item>
              <text:list-item>
                <text:p text:style-name="P1"><text:span text:style-name="T14">/tmp</text:span></text:p>
              </text:list-item>
              <text:list-item>
                <text:p text:style-name="P1"><text:span text:style-name="T14">destination directory</text:span></text:p>
              </text:list-item>
            </text:list>
          </draw:text-box>
        </draw:frame>
        <presentation:notes draw:style-name="dp2">
          <draw:page-thumbnail draw:style-name="gr1" draw:layer="layout" svg:width="13.959cm" svg:height="10.475cm" svg:x="3.815cm" svg:y="2.123cm" draw:page-number="8" presentation:class="page"/>
          <draw:frame presentation:style-name="pr15" draw:text-style-name="P7" draw:layer="layout" svg:width="17.271cm" svg:height="12.573cm" svg:x="2.159cm" svg:y="13.271cm" presentation:class="notes">
            <draw:text-box>
              <text:list text:style-name="L3">
                <text:list-item>
                  <text:list>
                    <text:list-item>
                      <text:p>Best to keep the cache and tmp in your control</text:p>
                      <text:list>
                        <text:list-item>
                          <text:p>Put them where you have the space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9" draw:style-name="dp3" draw:master-page-name="Strawberry_20_Remix" presentation:presentation-page-layout-name="AL2T21">
        <office:forms form:automatic-focus="false" form:apply-design-mode="false"/>
        <draw:frame presentation:style-name="pr16" draw:text-style-name="P1" draw:layer="layout" svg:width="25.19cm" svg:height="1.905cm" svg:x="1.399cm" svg:y="8.89cm" presentation:class="title" presentation:user-transformed="true">
          <draw:text-box>
            <text:p text:style-name="P1">Spin vs Remix</text:p>
          </draw:text-box>
        </draw:frame>
        <draw:frame presentation:style-name="pr17" draw:text-style-name="P6" draw:layer="layout" svg:width="16.935cm" svg:height="1.632cm" svg:x="1.27cm" svg:y="2.813cm" presentation:class="title" presentation:user-transformed="true">
          <draw:text-box>
            <text:p text:style-name="P1"><text:span text:style-name="T9">&lt;!-- spins: approved by Fedora Board --&gt;</text:span></text:p>
          </draw:text-box>
        </draw:frame>
        <draw:frame presentation:style-name="pr17" draw:text-style-name="P6" draw:layer="layout" svg:width="21.59cm" svg:height="1.632cm" svg:x="5.715cm" svg:y="14.243cm" presentation:class="title" presentation:user-transformed="true">
          <draw:text-box>
            <text:p text:style-name="P1"><text:span text:style-name="T9">&lt;!-- remix: additional packages outside fedora --&gt;</text:span></text:p>
          </draw:text-box>
        </draw:frame>
        <presentation:notes draw:style-name="dp2">
          <draw:page-thumbnail draw:style-name="gr1" draw:layer="layout" svg:width="13.959cm" svg:height="10.475cm" svg:x="3.815cm" svg:y="2.123cm" draw:page-number="9" presentation:class="page"/>
          <draw:frame presentation:style-name="pr18" draw:text-style-name="P8" draw:layer="layout" svg:width="17.271cm" svg:height="12.573cm" svg:x="2.159cm" svg:y="13.271cm" presentation:class="notes">
            <draw:text-box>
              <text:p text:style-name="P7"><text:span text:style-name="T10">Legal</text:span></text:p>
              <text:list text:style-name="L3">
                <text:list-item>
                  <text:list>
                    <text:list-item>
                      <text:p text:style-name="P7"><text:span text:style-name="T11">Using the fedora trademark implies the OS is 100% free and approved by the Fedora Board</text:span></text:p>
                    </text:list-item>
                    <text:list-item>
                      <text:p text:style-name="P7"><text:span text:style-name="T11">But you can use the fedora remix trademark, privileges given without asking:</text:span></text:p>
                    </text:list-item>
                  </text:list>
                </text:list-item>
              </text:list>
              <text:list text:style-name="L1">
                <text:list-item>
                  <text:list>
                    <text:list-item>
                      <text:list>
                        <text:list-item>
                          <text:p text:style-name="P7"><text:span text:style-name="T11">https://fedoraproject.org/wiki/Remix </text:span></text:p>
                        </text:list-item>
                      </text:list>
                    </text:list-item>
                    <text:list-item>
                      <text:p text:style-name="P7"><text:span text:style-name="T11">There are many designs and usage guidelines</text:span></text:p>
                      <text:list>
                        <text:list-item>
                          <text:p text:style-name="P7"><text:span text:style-name="T11">When distributing a remix, you must label it as a 'Fedora Remix'</text:span></text:p>
                        </text:list-item>
                        <text:list-item>
                          <text:p text:style-name="P7"><text:span text:style-name="T11">Several color schemes exist and simple rules to help.</text:span></text:p>
                        </text:list-item>
                        <text:list-item>
                          <text:p text:style-name="P7"><text:span text:style-name="T11">https://fedoraproject.org/wiki/Legal/Secondary_trademark_usage_guidelines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0" draw:style-name="dp3" draw:master-page-name="Grape_20_Remix" presentation:presentation-page-layout-name="AL2T21">
        <office:forms form:automatic-focus="false" form:apply-design-mode="false"/>
        <draw:frame presentation:style-name="pr19" draw:text-style-name="P1" draw:layer="layout" svg:width="25.19cm" svg:height="17.688cm" svg:x="1.399cm" svg:y="0.963cm" presentation:class="title" presentation:user-transformed="true">
          <draw:text-box>
            <text:p text:style-name="P1">Live image tools:</text:p>
          </draw:text-box>
        </draw:frame>
        <presentation:notes draw:style-name="dp2">
          <draw:page-thumbnail draw:style-name="gr1" draw:layer="layout" svg:width="13.959cm" svg:height="10.475cm" svg:x="3.815cm" svg:y="2.123cm" draw:page-number="10" presentation:class="page"/>
          <draw:frame presentation:style-name="pr20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Grape_20_Remix" presentation:presentation-page-layout-name="AL2T21">
        <office:forms form:automatic-focus="false" form:apply-design-mode="false"/>
        <draw:frame presentation:style-name="pr19" draw:text-style-name="P1" draw:layer="layout" svg:width="25.19cm" svg:height="17.688cm" svg:x="1.399cm" svg:y="0.963cm" presentation:class="title" presentation:user-transformed="true">
          <draw:text-box>
            <text:p text:style-name="P1">kickstart file <text:span text:style-name="T15">►</text:span> live image</text:p>
          </draw:text-box>
        </draw:frame>
        <presentation:notes draw:style-name="dp2">
          <draw:page-thumbnail draw:style-name="gr1" draw:layer="layout" svg:width="13.959cm" svg:height="10.475cm" svg:x="3.815cm" svg:y="2.123cm" draw:page-number="11" presentation:class="page"/>
          <draw:frame presentation:style-name="pr20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Grape_20_Remix" presentation:presentation-page-layout-name="AL2T21">
        <office:forms form:automatic-focus="false" form:apply-design-mode="false"/>
        <draw:frame presentation:style-name="pr19" draw:text-style-name="P1" draw:layer="layout" svg:width="25.19cm" svg:height="17.688cm" svg:x="1.399cm" svg:y="0.963cm" presentation:class="title" presentation:user-transformed="true">
          <draw:text-box>
            <text:p text:style-name="P1">livecd-creator</text:p>
          </draw:text-box>
        </draw:frame>
        <draw:frame draw:style-name="gr2" draw:text-style-name="P12" draw:layer="layout" svg:width="25.4cm" svg:height="1.227cm" svg:x="1.27cm" svg:y="13.071cm">
          <draw:text-box>
            <text:p text:style-name="P1"><text:span text:style-name="T16">$ su -c “livecd-creator --config=</text:span><text:span text:style-name="T17">&lt;KICKSTART_FILE&gt;</text:span><text:span text:style-name="T16">”</text:span></text:p>
          </draw:text-box>
        </draw:frame>
        <presentation:notes draw:style-name="dp2">
          <draw:page-thumbnail draw:style-name="gr1" draw:layer="layout" svg:width="13.959cm" svg:height="10.475cm" svg:x="3.815cm" svg:y="2.123cm" draw:page-number="12" presentation:class="page"/>
          <draw:frame presentation:style-name="pr20" draw:text-style-name="P13" draw:layer="layout" svg:width="17.271cm" svg:height="12.573cm" svg:x="2.159cm" svg:y="13.271cm" presentation:class="notes" presentation:user-transformed="true">
            <draw:text-box>
              <text:p><text:span text:style-name="T18">livecd-creator -c ks/remix-customizations.ks --cache=/data/projects/fedora/remix/cache/ -t /data/projects/fedora/remix/tmp -f Herlo-Remix</text:span></text:p>
              <text:p><text:span text:style-name="T18"/></text:p>
              <text:p><text:span text:style-name="T18">Commonly Recommended Options</text:span></text:p>
              <text:p><text:span text:style-name="T18"/></text:p>
              <text:list text:style-name="L3">
                <text:list-item>
                  <text:list>
                    <text:list-item>
                      <text:p><text:span text:style-name="T18">-t TMPDIR, --tmpdir=TMPDIR Temporary directory to use</text:span></text:p>
                    </text:list-item>
                    <text:list-item>
                      <text:p><text:span text:style-name="T18">--cache=CACHEDIR Cache directory to use</text:span></text:p>
                    </text:list-item>
                    <text:list-item>
                      <text:p><text:span text:style-name="T18">-b BASE_ON, --base-on=BASE_ON Add packages to an existing live CD iso9660 image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3" draw:style-name="dp3" draw:master-page-name="Grape_20_Remix" presentation:presentation-page-layout-name="AL2T21">
        <office:forms form:automatic-focus="false" form:apply-design-mode="false"/>
        <draw:frame presentation:style-name="pr21" draw:text-style-name="P1" draw:layer="layout" svg:width="25.19cm" svg:height="17.939cm" svg:x="1.399cm" svg:y="0.838cm" presentation:class="title" presentation:user-transformed="true">
          <draw:text-box>
            <text:p text:style-name="P1">livecd-creator hints</text:p>
          </draw:text-box>
        </draw:frame>
        <draw:frame presentation:style-name="pr22" draw:text-style-name="P14" draw:layer="layout" svg:width="25.19cm" svg:height="13.612cm" svg:x="1.399cm" svg:y="4.915cm" presentation:class="outline" presentation:user-transformed="true">
          <draw:text-box>
            <text:list text:style-name="L4">
              <text:list-item>
                <text:p text:style-name="P1">&lt;!-- size doesn’t matter --&gt;<text:line-break/><text:line-break/><text:line-break/><text:line-break/></text:p>
              </text:list-item>
              <text:list-item>
                <text:p text:style-name="P1">-b option for “based on”</text:p>
              </text:list-item>
              <text:list-item>
                <text:p text:style-name="P1">local disk repos faster</text:p>
              </text:list-item>
            </text:list>
          </draw:text-box>
        </draw:frame>
        <presentation:notes draw:style-name="dp2">
          <draw:page-thumbnail draw:style-name="gr1" draw:layer="layout" svg:width="13.959cm" svg:height="10.475cm" svg:x="3.815cm" svg:y="2.123cm" draw:page-number="13" presentation:class="page"/>
          <draw:frame presentation:style-name="pr20" draw:text-style-name="P7" draw:layer="layout" svg:width="17.271cm" svg:height="12.573cm" svg:x="2.159cm" svg:y="13.271cm" presentation:class="notes">
            <draw:text-box>
              <text:p text:style-name="P7">man livecd-creator</text:p>
              <text:p text:style-name="P7"/>
            </draw:text-box>
          </draw:frame>
        </presentation:notes>
      </draw:page>
      <draw:page draw:name="page14" draw:style-name="dp3" draw:master-page-name="Orange_20_Remix" presentation:presentation-page-layout-name="AL2T21">
        <office:forms form:automatic-focus="false" form:apply-design-mode="false"/>
        <draw:frame presentation:style-name="pr23" draw:text-style-name="P1" draw:layer="layout" svg:width="25.19cm" svg:height="17.939cm" svg:x="1.399cm" svg:y="0.838cm" presentation:class="title" presentation:user-transformed="true">
          <draw:text-box>
            <text:p text:style-name="P1">livecd-iso-to-disk</text:p>
          </draw:text-box>
        </draw:frame>
        <draw:frame draw:style-name="gr2" draw:text-style-name="P12" draw:layer="layout" svg:width="25.4cm" svg:height="2.103cm" svg:x="1.27cm" svg:y="13.072cm">
          <draw:text-box>
            <text:p text:style-name="P1"><text:span text:style-name="T16">$ su -c “livecd-iso-to-disk --overlay-size-mb </text:span><text:span text:style-name="T17">&lt;MB&gt; &lt;ISO_FILE&gt; &lt;USB_STICK_DEVICE&gt;</text:span></text:p>
          </draw:text-box>
        </draw:frame>
        <presentation:notes draw:style-name="dp2">
          <draw:page-thumbnail draw:style-name="gr1" draw:layer="layout" svg:width="13.959cm" svg:height="10.475cm" svg:x="3.815cm" svg:y="2.123cm" draw:page-number="14" presentation:class="page"/>
          <draw:frame presentation:style-name="pr24" draw:text-style-name="P7" draw:layer="layout" svg:width="17.271cm" svg:height="12.573cm" svg:x="2.159cm" svg:y="13.271cm" presentation:class="notes">
            <draw:text-box>
              <text:list text:style-name="L3">
                <text:list-item>
                  <text:list>
                    <text:list-item>
                      <text:p text:style-name="P7">Why put it on a CD alone</text:p>
                      <text:list>
                        <text:list-item>
                          <text:p text:style-name="P7">USB's are great and easy to create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5" draw:style-name="dp3" draw:master-page-name="Orange_20_Remix" presentation:presentation-page-layout-name="AL2T21">
        <office:forms form:automatic-focus="false" form:apply-design-mode="false"/>
        <draw:frame presentation:style-name="pr25" draw:text-style-name="P1" draw:layer="layout" svg:width="25.19cm" svg:height="1.905cm" svg:x="1.399cm" svg:y="8.89cm" presentation:class="title" presentation:user-transformed="true">
          <draw:text-box>
            <text:p text:style-name="P1">persistence</text:p>
          </draw:text-box>
        </draw:frame>
        <draw:frame presentation:style-name="pr26" draw:text-style-name="P10" draw:layer="layout" svg:width="10.031cm" svg:height="1.27cm" svg:x="9.02cm" svg:y="4.445cm">
          <draw:text-box>
            <text:p><text:span text:style-name="T12">&lt;!-- save your personal data --&gt;</text:span></text:p>
          </draw:text-box>
        </draw:frame>
        <draw:frame presentation:style-name="pr26" draw:text-style-name="P10" draw:layer="layout" svg:width="10.031cm" svg:height="1.27cm" svg:x="2.54cm" svg:y="13.97cm">
          <draw:text-box>
            <text:p><text:span text:style-name="T12">&lt;!-- configurations stay --&gt;</text:span></text:p>
          </draw:text-box>
        </draw:frame>
        <presentation:notes draw:style-name="dp2">
          <draw:page-thumbnail draw:style-name="gr1" draw:layer="layout" svg:width="13.959cm" svg:height="10.475cm" svg:x="3.815cm" svg:y="2.123cm" draw:page-number="15" presentation:class="page"/>
          <draw:frame presentation:style-name="pr27" draw:text-style-name="P7" draw:layer="layout" svg:width="17.271cm" svg:height="12.573cm" svg:x="2.159cm" svg:y="13.271cm" presentation:class="notes">
            <draw:text-box>
              <text:list text:style-name="L3">
                <text:list-item>
                  <text:list>
                    <text:list-item>
                      <text:p text:style-name="P7">Can be as big as the available space on your USB disk</text:p>
                    </text:list-item>
                    <text:list-item>
                      <text:p text:style-name="P7">Pretends to be the storage location</text:p>
                      <text:list>
                        <text:list-item>
                          <text:p text:style-name="P7">Provides saving of data and configurations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6" draw:style-name="dp3" draw:master-page-name="Orange_20_Remix" presentation:presentation-page-layout-name="AL2T21">
        <office:forms form:automatic-focus="false" form:apply-design-mode="false"/>
        <draw:frame presentation:style-name="pr28" draw:text-style-name="P1" draw:layer="layout" svg:width="25.19cm" svg:height="13.97cm" svg:x="1.27cm" svg:y="3.175cm" presentation:class="title" presentation:user-transformed="true">
          <draw:text-box>
            <text:p text:style-name="P1">non-destructive</text:p>
          </draw:text-box>
        </draw:frame>
        <draw:frame presentation:style-name="pr26" draw:text-style-name="P10" draw:layer="layout" svg:width="11.936cm" svg:height="1.27cm" svg:x="1.27cm" svg:y="1.27cm">
          <draw:text-box>
            <text:p><text:span text:style-name="T12">&lt;!-- won't overwrite any existing data --&gt;</text:span></text:p>
          </draw:text-box>
        </draw:frame>
        <draw:frame presentation:style-name="pr26" draw:text-style-name="P10" draw:layer="layout" svg:width="11.936cm" svg:height="1.27cm" svg:x="14.099cm" svg:y="13.97cm">
          <draw:text-box>
            <text:p><text:span text:style-name="T12">&lt;!-- perfect for ad-hoc show and tell --&gt;</text:span></text:p>
          </draw:text-box>
        </draw:frame>
        <presentation:notes draw:style-name="dp2">
          <draw:page-thumbnail draw:style-name="gr1" draw:layer="layout" svg:width="13.959cm" svg:height="10.475cm" svg:x="3.815cm" svg:y="2.123cm" draw:page-number="16" presentation:class="page"/>
          <draw:frame presentation:style-name="pr29" draw:text-style-name="P7" draw:layer="layout" svg:width="17.271cm" svg:height="12.573cm" svg:x="2.159cm" svg:y="13.271cm" presentation:class="notes">
            <draw:text-box>
              <text:list text:style-name="L3">
                <text:list-item>
                  <text:list>
                    <text:list-item>
                      <text:p text:style-name="P7">Already have data? <text:s/>No worries, creating a liveUSB won't destroy any existing data.</text:p>
                    </text:list-item>
                  </text:list>
                </text:list-item>
              </text:list>
            </draw:text-box>
          </draw:frame>
        </presentation:notes>
      </draw:page>
      <draw:page draw:name="page17" draw:style-name="dp3" draw:master-page-name="Orange_20_Remix" presentation:presentation-page-layout-name="AL2T21">
        <office:forms form:automatic-focus="false" form:apply-design-mode="false"/>
        <draw:frame presentation:style-name="pr30" draw:text-style-name="P1" draw:layer="layout" svg:width="25.19cm" svg:height="3.175cm" svg:x="1.399cm" svg:y="8.255cm" presentation:class="title" presentation:user-transformed="true">
          <draw:text-box>
            <text:p text:style-name="P1">LiveUSB Creator<text:line-break/><text:span text:style-name="T19">https://fedorahosted.org/liveusb-creator</text:span></text:p>
          </draw:text-box>
        </draw:frame>
        <draw:frame presentation:style-name="pr26" draw:text-style-name="P10" draw:layer="layout" svg:width="11.936cm" svg:height="1.27cm" svg:x="13.97cm" svg:y="14.605cm">
          <draw:text-box>
            <text:p><text:span text:style-name="T12">&lt;!-- graphical usb creator --&gt;</text:span></text:p>
          </draw:text-box>
        </draw:frame>
        <draw:frame presentation:style-name="pr26" draw:text-style-name="P10" draw:layer="layout" svg:width="11.936cm" svg:height="1.27cm" svg:x="2.034cm" svg:y="2.54cm">
          <draw:text-box>
            <text:p><text:span text:style-name="T12">&lt;!-- Windows version also available --&gt;</text:span></text:p>
          </draw:text-box>
        </draw:frame>
        <presentation:notes draw:style-name="dp2">
          <draw:page-thumbnail draw:style-name="gr1" draw:layer="layout" svg:width="13.959cm" svg:height="10.475cm" svg:x="3.815cm" svg:y="2.123cm" draw:page-number="17" presentation:class="page"/>
          <draw:frame presentation:style-name="pr31" draw:text-style-name="P7" draw:layer="layout" svg:width="17.271cm" svg:height="12.573cm" svg:x="2.159cm" svg:y="13.271cm" presentation:class="notes">
            <draw:text-box>
              <text:list text:style-name="L3">
                <text:list-item>
                  <text:list>
                    <text:list-item>
                      <text:p text:style-name="P7">Available in Linux and Windows</text:p>
                      <text:list>
                        <text:list-item>
                          <text:p text:style-name="P7">yum install liveusb-creator</text:p>
                        </text:list-item>
                      </text:list>
                    </text:list-item>
                    <text:list-item>
                      <text:p text:style-name="P7">For the user who wants to try it out quickly</text:p>
                    </text:list-item>
                  </text:list>
                </text:list-item>
              </text:list>
            </draw:text-box>
          </draw:frame>
        </presentation:notes>
      </draw:page>
      <draw:page draw:name="page18" draw:style-name="dp1" draw:master-page-name="Lime_20_Remix" presentation:presentation-page-layout-name="AL2T21">
        <office:forms form:automatic-focus="false" form:apply-design-mode="false"/>
        <draw:frame presentation:style-name="pr32" draw:text-style-name="P1" draw:layer="layout" svg:width="25.19cm" svg:height="17.688cm" svg:x="1.399cm" svg:y="0.963cm" presentation:class="title" presentation:user-transformed="true">
          <draw:text-box>
            <text:p text:style-name="P1">kickstart file <text:span text:style-name="T15">►</text:span><text:span text:style-name="T20"> install disc(s)</text:span></text:p>
          </draw:text-box>
        </draw:frame>
        <presentation:notes draw:style-name="dp2">
          <draw:page-thumbnail draw:style-name="gr1" draw:layer="layout" svg:width="13.959cm" svg:height="10.475cm" svg:x="3.815cm" svg:y="2.123cm" draw:page-number="18" presentation:class="page"/>
          <draw:frame presentation:style-name="pr3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ime_20_Remix" presentation:presentation-page-layout-name="AL2T21">
        <office:forms form:automatic-focus="false" form:apply-design-mode="false"/>
        <draw:frame presentation:style-name="pr34" draw:text-style-name="P15" draw:layer="layout" svg:width="25.19cm" svg:height="17.939cm" svg:x="1.399cm" svg:y="0.838cm" presentation:class="title" presentation:user-transformed="true">
          <draw:text-box>
            <text:p text:style-name="P1"><text:span text:style-name="T21">pungi</text:span></text:p>
          </draw:text-box>
        </draw:frame>
        <draw:frame draw:style-name="gr2" draw:text-style-name="P12" draw:layer="layout" svg:width="25.4cm" svg:height="2.103cm" svg:x="1.27cm" svg:y="13.07cm">
          <draw:text-box>
            <text:p text:style-name="P1"><text:span text:style-name="T16">$ su -c “pungi --config=</text:span><text:span text:style-name="T17">&lt;KICKSTART_FILE&gt;</text:span><text:span text:style-name="T16"> --all-stages”</text:span></text:p>
          </draw:text-box>
        </draw:frame>
        <presentation:notes draw:style-name="dp2">
          <draw:page-thumbnail draw:style-name="gr1" draw:layer="layout" svg:width="13.959cm" svg:height="10.475cm" svg:x="3.815cm" svg:y="2.123cm" draw:page-number="19" presentation:class="page"/>
          <draw:frame presentation:style-name="pr35" draw:text-style-name="P8" draw:layer="layout" svg:width="17.271cm" svg:height="12.573cm" svg:x="2.159cm" svg:y="13.271cm" presentation:class="notes">
            <draw:text-box>
              <text:p>pungi -c ks/fedora-install-fedora.ks --cachedir=/data/projects/fedora/remix/cache/ --destdir=/data/projects/fedora/remix/ --name=Remix-Install --nosource --nosplitmedia –force</text:p>
              <text:p/>
            </draw:text-box>
          </draw:frame>
        </presentation:notes>
      </draw:page>
      <draw:page draw:name="page20" draw:style-name="dp1" draw:master-page-name="Lime_20_Remix" presentation:presentation-page-layout-name="AL2T21">
        <office:forms form:automatic-focus="false" form:apply-design-mode="false"/>
        <draw:frame presentation:style-name="pr32" draw:text-style-name="P1" draw:layer="layout" svg:width="25.19cm" svg:height="17.688cm" svg:x="1.399cm" svg:y="0.963cm" presentation:class="title" presentation:user-transformed="true">
          <draw:text-box>
            <text:p text:style-name="P1">pungi options</text:p>
          </draw:text-box>
        </draw:frame>
        <draw:frame presentation:style-name="pr36" draw:text-style-name="P14" draw:layer="layout" svg:width="25.19cm" svg:height="13.612cm" svg:x="1.27cm" svg:y="6.985cm" presentation:class="outline" presentation:user-transformed="true">
          <draw:text-box>
            <text:list text:style-name="L4">
              <text:list-item>
                <text:p text:style-name="P1">&lt;!-- personal builds --&gt;<text:line-break/><text:line-break/><text:line-break/><text:line-break/></text:p>
              </text:list-item>
              <text:list-item>
                <text:p text:style-name="P1">--nosplitmedia to avoid CDs</text:p>
              </text:list-item>
              <text:list-item>
                <text:p text:style-name="P1">--nosource to forget about SRPMs</text:p>
              </text:list-item>
              <text:list-item>
                <text:p text:style-name="P1">--cachedir to point to packages on disk</text:p>
              </text:list-item>
            </text:list>
          </draw:text-box>
        </draw:frame>
        <presentation:notes draw:style-name="dp2">
          <draw:page-thumbnail draw:style-name="gr1" draw:layer="layout" svg:width="13.959cm" svg:height="10.475cm" svg:x="3.815cm" svg:y="2.123cm" draw:page-number="20" presentation:class="page"/>
          <draw:frame presentation:style-name="pr3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Lime_20_Remix" presentation:presentation-page-layout-name="AL2T21">
        <office:forms form:automatic-focus="false" form:apply-design-mode="false"/>
        <draw:frame presentation:style-name="pr32" draw:text-style-name="P1" draw:layer="layout" svg:width="25.19cm" svg:height="17.688cm" svg:x="1.399cm" svg:y="0.963cm" presentation:class="title" presentation:user-transformed="true">
          <draw:text-box>
            <text:p text:style-name="P1">pungi hints</text:p>
          </draw:text-box>
        </draw:frame>
        <draw:frame presentation:style-name="pr36" draw:text-style-name="P14" draw:layer="layout" svg:width="25.19cm" svg:height="13.612cm" svg:x="1.399cm" svg:y="4.915cm" presentation:class="outline" presentation:user-transformed="true">
          <draw:text-box>
            <text:list text:style-name="L4">
              <text:list-item>
                <text:p text:style-name="P1">&lt;!-- think about I/O --&gt;<text:line-break/><text:line-break/><text:line-break/><text:line-break/></text:p>
              </text:list-item>
              <text:list-item>
                <text:p text:style-name="P1">Local file caches == good</text:p>
              </text:list-item>
              <text:list-item>
                <text:p text:style-name="P1">Edit kickstart repositories</text:p>
              </text:list-item>
              <text:list-item>
                <text:p text:style-name="P1">Add to %packages as desired</text:p>
              </text:list-item>
            </text:list>
          </draw:text-box>
        </draw:frame>
        <presentation:notes draw:style-name="dp2">
          <draw:page-thumbnail draw:style-name="gr1" draw:layer="layout" svg:width="13.959cm" svg:height="10.475cm" svg:x="3.815cm" svg:y="2.123cm" draw:page-number="21" presentation:class="page"/>
          <draw:frame presentation:style-name="pr3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Strawberry_20_Remix" presentation:presentation-page-layout-name="AL2T21">
        <office:forms form:automatic-focus="false" form:apply-design-mode="false"/>
        <draw:frame presentation:style-name="pr37" draw:text-style-name="P1" draw:layer="layout" svg:width="26.67cm" svg:height="1.775cm" svg:x="0.635cm" svg:y="9.633cm">
          <draw:text-box>
            <text:p text:style-name="P1">installation or live media <text:span text:style-name="T15">►</text:span><text:span text:style-name="T20"> one tool</text:span></text:p>
          </draw:text-box>
        </draw:frame>
        <presentation:notes draw:style-name="dp2">
          <draw:page-thumbnail draw:style-name="gr1" draw:layer="layout" svg:width="13.959cm" svg:height="10.475cm" svg:x="3.815cm" svg:y="2.123cm" draw:page-number="22" presentation:class="page"/>
          <draw:frame presentation:style-name="pr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Strawberry_20_Remix" presentation:presentation-page-layout-name="AL2T21">
        <office:forms form:automatic-focus="false" form:apply-design-mode="false"/>
        <draw:frame presentation:style-name="pr38" draw:text-style-name="P1" draw:layer="layout" svg:width="25.19cm" svg:height="17.688cm" svg:x="1.399cm" svg:y="0.963cm" presentation:class="title" presentation:user-transformed="true">
          <draw:text-box>
            <text:p text:style-name="P1">revisor</text:p>
          </draw:text-box>
        </draw:frame>
        <draw:frame presentation:style-name="pr39" draw:text-style-name="P1" draw:layer="layout" svg:width="16.935cm" svg:height="1.547cm" svg:x="0.845cm" svg:y="1.628cm" presentation:class="outline" presentation:user-transformed="true">
          <draw:text-box>
            <text:list text:style-name="L4">
              <text:list-header>
                <text:p text:style-name="P1">&lt;!-- build live or install --&gt;</text:p>
              </text:list-header>
            </text:list>
          </draw:text-box>
        </draw:frame>
        <draw:frame presentation:style-name="pr40" draw:text-style-name="P1" draw:layer="layout" svg:width="18.205cm" svg:height="1.267cm" svg:x="8.255cm" svg:y="13.338cm" presentation:class="outline" presentation:user-transformed="true">
          <draw:text-box>
            <text:list text:style-name="L4">
              <text:list-header>
                <text:p text:style-name="P1">&lt;!-- used by fedora unity respin --&gt;</text:p>
              </text:list-header>
            </text:list>
          </draw:text-box>
        </draw:frame>
        <presentation:notes draw:style-name="dp2">
          <draw:page-thumbnail draw:style-name="gr1" draw:layer="layout" svg:width="13.959cm" svg:height="10.475cm" svg:x="3.815cm" svg:y="2.123cm" draw:page-number="23" presentation:class="page"/>
          <draw:frame presentation:style-name="pr18" draw:text-style-name="P8" draw:layer="layout" svg:width="17.271cm" svg:height="12.573cm" svg:x="2.159cm" svg:y="13.271cm" presentation:class="notes">
            <draw:text-box>
              <text:p text:style-name="P7"><text:span text:style-name="T11">Just show the gui for now, should do more research into the cli and gui tools</text:span></text:p>
            </draw:text-box>
          </draw:frame>
        </presentation:notes>
      </draw:page>
      <draw:page draw:name="page24" draw:style-name="dp3" draw:master-page-name="Strawberry_20_Remix" presentation:presentation-page-layout-name="AL2T21">
        <office:forms form:automatic-focus="false" form:apply-design-mode="false"/>
        <draw:frame presentation:style-name="pr38" draw:text-style-name="P1" draw:layer="layout" svg:width="25.19cm" svg:height="17.688cm" svg:x="1.399cm" svg:y="0.963cm" presentation:class="title" presentation:user-transformed="true">
          <draw:text-box>
            <text:p text:style-name="P1">Simple GUI Mode</text:p>
          </draw:text-box>
        </draw:frame>
        <draw:frame presentation:style-name="pr40" draw:text-style-name="P1" draw:layer="layout" svg:width="18.205cm" svg:height="1.267cm" svg:x="0.845cm" svg:y="2.543cm" presentation:class="outline" presentation:user-transformed="true">
          <draw:text-box>
            <text:list text:style-name="L4">
              <text:list-header>
                <text:p text:style-name="P1">&lt;!-- easy to update a spin --&gt;</text:p>
              </text:list-header>
            </text:list>
          </draw:text-box>
        </draw:frame>
        <presentation:notes draw:style-name="dp2">
          <draw:page-thumbnail draw:style-name="gr1" draw:layer="layout" svg:width="13.959cm" svg:height="10.475cm" svg:x="3.815cm" svg:y="2.123cm" draw:page-number="24" presentation:class="page"/>
          <draw:frame presentation:style-name="pr18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Strawberry_20_Remix" presentation:presentation-page-layout-name="AL2T21">
        <office:forms form:automatic-focus="false" form:apply-design-mode="false"/>
        <draw:frame presentation:style-name="pr38" draw:text-style-name="P1" draw:layer="layout" svg:width="25.19cm" svg:height="17.688cm" svg:x="1.399cm" svg:y="0.963cm" presentation:class="title" presentation:user-transformed="true">
          <draw:text-box>
            <text:p text:style-name="P1">Configurable CLI</text:p>
          </draw:text-box>
        </draw:frame>
        <draw:frame presentation:style-name="pr40" draw:text-style-name="P1" draw:layer="layout" svg:width="18.205cm" svg:height="1.267cm" svg:x="0.845cm" svg:y="2.543cm" presentation:class="outline" presentation:user-transformed="true">
          <draw:text-box>
            <text:list text:style-name="L4">
              <text:list-header>
                <text:p text:style-name="P1">&lt;!-- watch out! lots of options --&gt;</text:p>
              </text:list-header>
            </text:list>
          </draw:text-box>
        </draw:frame>
        <draw:frame presentation:style-name="pr40" draw:text-style-name="P1" draw:layer="layout" svg:width="18.205cm" svg:height="1.267cm" svg:x="9.1cm" svg:y="13.97cm" presentation:class="outline" presentation:user-transformed="true">
          <draw:text-box>
            <text:list text:style-name="L4">
              <text:list-header>
                <text:p text:style-name="P1">&lt;!-- extremely configurable --&gt;</text:p>
              </text:list-header>
            </text:list>
          </draw:text-box>
        </draw:frame>
        <presentation:notes draw:style-name="dp2">
          <draw:page-thumbnail draw:style-name="gr1" draw:layer="layout" svg:width="13.959cm" svg:height="10.475cm" svg:x="3.815cm" svg:y="2.123cm" draw:page-number="25" presentation:class="page"/>
          <draw:frame presentation:style-name="pr18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Lettus_20_Remix" presentation:presentation-page-layout-name="AL2T21">
        <office:forms form:automatic-focus="false" form:apply-design-mode="false"/>
        <draw:frame presentation:style-name="pr41" draw:text-style-name="P1" draw:layer="layout" svg:width="25.19cm" svg:height="17.688cm" svg:x="1.399cm" svg:y="0.963cm" presentation:class="title" presentation:user-transformed="true">
          <draw:text-box>
            <text:p text:style-name="P1">Questions?</text:p>
          </draw:text-box>
        </draw:frame>
        <presentation:notes draw:style-name="dp2">
          <draw:page-thumbnail draw:style-name="gr1" draw:layer="layout" svg:width="13.959cm" svg:height="10.475cm" svg:x="3.815cm" svg:y="2.123cm" draw:page-number="26" presentation:class="page"/>
          <draw:frame presentation:style-name="pr4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Four_20_F_27_s" presentation:presentation-page-layout-name="AL2T21">
        <office:forms form:automatic-focus="false" form:apply-design-mode="false"/>
        <draw:frame presentation:style-name="pr43" draw:text-style-name="P1" draw:layer="layout" svg:width="25.19cm" svg:height="17.688cm" svg:x="1.399cm" svg:y="0.963cm" presentation:class="title" presentation:user-transformed="true">
          <draw:text-box>
            <text:p text:style-name="P1">http://join.fedoraproject.org</text:p>
          </draw:text-box>
        </draw:frame>
        <draw:frame draw:style-name="gr3" draw:text-style-name="P16" draw:layer="layout" svg:width="14.015cm" svg:height="0.963cm" svg:x="6.988cm" svg:y="19.685cm">
          <draw:text-box>
            <text:p><text:span text:style-name="T22">http://creativecommons.org/licenses/by-sa/3.0/legalcode</text:span></text:p>
          </draw:text-box>
        </draw:frame>
        <draw:frame draw:style-name="gr3" draw:text-style-name="P17" draw:layer="layout" svg:width="18.621cm" svg:height="0.963cm" svg:x="4.874cm" svg:y="13.007cm">
          <draw:text-box>
            <text:p><text:span text:style-name="T23">https://fedoraproject.org/wiki/Presentations#Fedora_Applications</text:span></text:p>
          </draw:text-box>
        </draw:frame>
        <draw:frame draw:style-name="gr4" draw:text-style-name="P18" draw:layer="layout" svg:width="4.237cm" svg:height="1.491cm" svg:x="11.6cm" svg:y="18.116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1" draw:layer="layout" svg:width="13.959cm" svg:height="10.475cm" svg:x="3.815cm" svg:y="2.123cm" draw:page-number="27" presentation:class="page"/>
          <draw:frame presentation:style-name="pr4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e_20_Remix-background" style:display-name="Grape Remix-background" style:family="presentation">
      <style:graphic-properties draw:stroke="none" draw:fill="none"/>
      <style:text-properties style:letter-kerning="true"/>
    </style:style>
    <style:style style:name="Grape_20_Remix-backgroundobjects" style:display-name="Grape Remix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Grape_20_Remix-notes" style:display-name="Grape Remix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rape_20_Remix-outline1" style:display-name="Grape Remix-outline1" style:family="presentation">
      <style:graphic-properties draw:stroke="none" draw:fill="none">
        <text:list-style style:name="Grape_20_Remix-outline1" style:display-name="Grape Remi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MgOpen Modata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rape_20_Remix-outline2" style:display-name="Grape Remix-outline2" style:family="presentation" style:parent-style-name="Grape_20_Remix-outline1">
      <style:paragraph-properties fo:margin-top="0cm" fo:margin-bottom="0.4cm"/>
      <style:text-properties fo:font-family="'MgOpen Modata'" style:font-pitch="variable" fo:font-size="28pt" style:font-size-asian="28pt" style:font-size-complex="28pt"/>
    </style:style>
    <style:style style:name="Grape_20_Remix-outline3" style:display-name="Grape Remix-outline3" style:family="presentation" style:parent-style-name="Grape_20_Remix-outline2">
      <style:paragraph-properties fo:margin-top="0cm" fo:margin-bottom="0.3cm"/>
      <style:text-properties fo:font-family="'MgOpen Modata'" style:font-pitch="variable" fo:font-size="24pt" style:font-size-asian="24pt" style:font-size-complex="24pt"/>
    </style:style>
    <style:style style:name="Grape_20_Remix-outline4" style:display-name="Grape Remix-outline4" style:family="presentation" style:parent-style-name="Grape_20_Remix-outline3">
      <style:paragraph-properties fo:margin-top="0cm" fo:margin-bottom="0.2cm"/>
      <style:text-properties fo:font-family="'MgOpen Modata'" style:font-pitch="variable" fo:font-size="20pt" style:font-size-asian="20pt" style:font-size-complex="20pt"/>
    </style:style>
    <style:style style:name="Grape_20_Remix-outline5" style:display-name="Grape Remix-outline5" style:family="presentation" style:parent-style-name="Grape_20_Remix-outline4">
      <style:paragraph-properties fo:margin-top="0cm" fo:margin-bottom="0.1cm"/>
      <style:text-properties fo:font-family="'MgOpen Modata'" style:font-pitch="variable" fo:font-size="20pt" style:font-size-asian="20pt" style:font-size-complex="20pt"/>
    </style:style>
    <style:style style:name="Grape_20_Remix-outline6" style:display-name="Grape Remix-outline6" style:family="presentation" style:parent-style-name="Grape_20_Remix-outline5">
      <style:paragraph-properties fo:margin-top="0cm" fo:margin-bottom="0.1cm"/>
      <style:text-properties fo:font-family="'MgOpen Modata'" style:font-pitch="variable" fo:font-size="20pt" style:font-size-asian="20pt" style:font-size-complex="20pt"/>
    </style:style>
    <style:style style:name="Grape_20_Remix-outline7" style:display-name="Grape Remix-outline7" style:family="presentation" style:parent-style-name="Grape_20_Remix-outline6">
      <style:paragraph-properties fo:margin-top="0cm" fo:margin-bottom="0.1cm"/>
      <style:text-properties fo:font-family="'MgOpen Modata'" style:font-pitch="variable" fo:font-size="20pt" style:font-size-asian="20pt" style:font-size-complex="20pt"/>
    </style:style>
    <style:style style:name="Grape_20_Remix-outline8" style:display-name="Grape Remix-outline8" style:family="presentation" style:parent-style-name="Grape_20_Remix-outline7">
      <style:paragraph-properties fo:margin-top="0cm" fo:margin-bottom="0.1cm"/>
      <style:text-properties fo:font-family="'MgOpen Modata'" style:font-pitch="variable" fo:font-size="20pt" style:font-size-asian="20pt" style:font-size-complex="20pt"/>
    </style:style>
    <style:style style:name="Grape_20_Remix-outline9" style:display-name="Grape Remix-outline9" style:family="presentation" style:parent-style-name="Grape_20_Remix-outline8">
      <style:paragraph-properties fo:margin-top="0cm" fo:margin-bottom="0.1cm"/>
      <style:text-properties fo:font-family="'MgOpen Modata'" style:font-pitch="variable" fo:font-size="20pt" style:font-size-asian="20pt" style:font-size-complex="20pt"/>
    </style:style>
    <style:style style:name="Grape_20_Remix-subtitle" style:display-name="Grape Remix-subtitle" style:family="presentation">
      <style:graphic-properties draw:stroke="none" draw:fill="none" draw:textarea-vertical-align="middle">
        <text:list-style style:name="Grape_20_Remix-subtitle" style:display-name="Grape Remix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rape_20_Remix-title" style:display-name="Grape Remix-title" style:family="presentation">
      <style:graphic-properties draw:stroke="none" draw:fill="none" draw:textarea-vertical-align="middle">
        <text:list-style style:name="Grape_20_Remix-title" style:display-name="Grape Remix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4586" style:text-outline="false" style:text-line-through-style="none" fo:font-family="'MgOpen Modata'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range_20_Remix-background" style:display-name="Orange Remix-background" style:family="presentation">
      <style:graphic-properties draw:stroke="none" draw:fill="none"/>
      <style:text-properties style:letter-kerning="true"/>
    </style:style>
    <style:style style:name="Orange_20_Remix-backgroundobjects" style:display-name="Orange Remix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range_20_Remix-notes" style:display-name="Orange Remix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Orange_20_Remix-outline1" style:display-name="Orange Remix-outline1" style:family="presentation">
      <style:graphic-properties draw:stroke="none" draw:fill="none">
        <text:list-style style:name="Orange_20_Remix-outline1" style:display-name="Orange Remi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MgOpen Modata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range_20_Remix-outline2" style:display-name="Orange Remix-outline2" style:family="presentation" style:parent-style-name="Orange_20_Remix-outline1">
      <style:paragraph-properties fo:margin-top="0cm" fo:margin-bottom="0.4cm"/>
      <style:text-properties fo:font-family="'MgOpen Modata'" style:font-pitch="variable" fo:font-size="28pt" style:font-size-asian="28pt" style:font-size-complex="28pt"/>
    </style:style>
    <style:style style:name="Orange_20_Remix-outline3" style:display-name="Orange Remix-outline3" style:family="presentation" style:parent-style-name="Orange_20_Remix-outline2">
      <style:paragraph-properties fo:margin-top="0cm" fo:margin-bottom="0.3cm"/>
      <style:text-properties fo:font-family="'MgOpen Modata'" style:font-pitch="variable" fo:font-size="24pt" style:font-size-asian="24pt" style:font-size-complex="24pt"/>
    </style:style>
    <style:style style:name="Orange_20_Remix-outline4" style:display-name="Orange Remix-outline4" style:family="presentation" style:parent-style-name="Orange_20_Remix-outline3">
      <style:paragraph-properties fo:margin-top="0cm" fo:margin-bottom="0.2cm"/>
      <style:text-properties fo:font-family="'MgOpen Modata'" style:font-pitch="variable" fo:font-size="20pt" style:font-size-asian="20pt" style:font-size-complex="20pt"/>
    </style:style>
    <style:style style:name="Orange_20_Remix-outline5" style:display-name="Orange Remix-outline5" style:family="presentation" style:parent-style-name="Orange_20_Remix-outline4">
      <style:paragraph-properties fo:margin-top="0cm" fo:margin-bottom="0.1cm"/>
      <style:text-properties fo:font-family="'MgOpen Modata'" style:font-pitch="variable" fo:font-size="20pt" style:font-size-asian="20pt" style:font-size-complex="20pt"/>
    </style:style>
    <style:style style:name="Orange_20_Remix-outline6" style:display-name="Orange Remix-outline6" style:family="presentation" style:parent-style-name="Orange_20_Remix-outline5">
      <style:paragraph-properties fo:margin-top="0cm" fo:margin-bottom="0.1cm"/>
      <style:text-properties fo:font-family="'MgOpen Modata'" style:font-pitch="variable" fo:font-size="20pt" style:font-size-asian="20pt" style:font-size-complex="20pt"/>
    </style:style>
    <style:style style:name="Orange_20_Remix-outline7" style:display-name="Orange Remix-outline7" style:family="presentation" style:parent-style-name="Orange_20_Remix-outline6">
      <style:paragraph-properties fo:margin-top="0cm" fo:margin-bottom="0.1cm"/>
      <style:text-properties fo:font-family="'MgOpen Modata'" style:font-pitch="variable" fo:font-size="20pt" style:font-size-asian="20pt" style:font-size-complex="20pt"/>
    </style:style>
    <style:style style:name="Orange_20_Remix-outline8" style:display-name="Orange Remix-outline8" style:family="presentation" style:parent-style-name="Orange_20_Remix-outline7">
      <style:paragraph-properties fo:margin-top="0cm" fo:margin-bottom="0.1cm"/>
      <style:text-properties fo:font-family="'MgOpen Modata'" style:font-pitch="variable" fo:font-size="20pt" style:font-size-asian="20pt" style:font-size-complex="20pt"/>
    </style:style>
    <style:style style:name="Orange_20_Remix-outline9" style:display-name="Orange Remix-outline9" style:family="presentation" style:parent-style-name="Orange_20_Remix-outline8">
      <style:paragraph-properties fo:margin-top="0cm" fo:margin-bottom="0.1cm"/>
      <style:text-properties fo:font-family="'MgOpen Modata'" style:font-pitch="variable" fo:font-size="20pt" style:font-size-asian="20pt" style:font-size-complex="20pt"/>
    </style:style>
    <style:style style:name="Orange_20_Remix-subtitle" style:display-name="Orange Remix-subtitle" style:family="presentation">
      <style:graphic-properties draw:stroke="none" draw:fill="none" draw:textarea-vertical-align="middle">
        <text:list-style style:name="Orange_20_Remix-subtitle" style:display-name="Orange Remix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range_20_Remix-title" style:display-name="Orange Remix-title" style:family="presentation">
      <style:graphic-properties draw:stroke="none" draw:fill="none" draw:textarea-vertical-align="middle">
        <text:list-style style:name="Orange_20_Remix-title" style:display-name="Orange Remix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4586" style:text-outline="false" style:text-line-through-style="none" fo:font-family="'MgOpen Modata'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ime_20_Remix-background" style:display-name="Lime Remix-background" style:family="presentation">
      <style:graphic-properties draw:stroke="none" draw:fill="none"/>
      <style:text-properties style:letter-kerning="true"/>
    </style:style>
    <style:style style:name="Lime_20_Remix-backgroundobjects" style:display-name="Lime Remix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ime_20_Remix-notes" style:display-name="Lime Remix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ime_20_Remix-outline1" style:display-name="Lime Remix-outline1" style:family="presentation">
      <style:graphic-properties draw:stroke="none" draw:fill="none">
        <text:list-style style:name="Lime_20_Remix-outline1" style:display-name="Lime Remi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MgOpen Modata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ime_20_Remix-outline2" style:display-name="Lime Remix-outline2" style:family="presentation" style:parent-style-name="Lime_20_Remix-outline1">
      <style:paragraph-properties fo:margin-top="0cm" fo:margin-bottom="0.4cm"/>
      <style:text-properties fo:font-family="'MgOpen Modata'" style:font-pitch="variable" fo:font-size="28pt" style:font-size-asian="28pt" style:font-size-complex="28pt"/>
    </style:style>
    <style:style style:name="Lime_20_Remix-outline3" style:display-name="Lime Remix-outline3" style:family="presentation" style:parent-style-name="Lime_20_Remix-outline2">
      <style:paragraph-properties fo:margin-top="0cm" fo:margin-bottom="0.3cm"/>
      <style:text-properties fo:font-family="'MgOpen Modata'" style:font-pitch="variable" fo:font-size="24pt" style:font-size-asian="24pt" style:font-size-complex="24pt"/>
    </style:style>
    <style:style style:name="Lime_20_Remix-outline4" style:display-name="Lime Remix-outline4" style:family="presentation" style:parent-style-name="Lime_20_Remix-outline3">
      <style:paragraph-properties fo:margin-top="0cm" fo:margin-bottom="0.2cm"/>
      <style:text-properties fo:font-family="'MgOpen Modata'" style:font-pitch="variable" fo:font-size="20pt" style:font-size-asian="20pt" style:font-size-complex="20pt"/>
    </style:style>
    <style:style style:name="Lime_20_Remix-outline5" style:display-name="Lime Remix-outline5" style:family="presentation" style:parent-style-name="Lime_20_Remix-outline4">
      <style:paragraph-properties fo:margin-top="0cm" fo:margin-bottom="0.1cm"/>
      <style:text-properties fo:font-family="'MgOpen Modata'" style:font-pitch="variable" fo:font-size="20pt" style:font-size-asian="20pt" style:font-size-complex="20pt"/>
    </style:style>
    <style:style style:name="Lime_20_Remix-outline6" style:display-name="Lime Remix-outline6" style:family="presentation" style:parent-style-name="Lime_20_Remix-outline5">
      <style:paragraph-properties fo:margin-top="0cm" fo:margin-bottom="0.1cm"/>
      <style:text-properties fo:font-family="'MgOpen Modata'" style:font-pitch="variable" fo:font-size="20pt" style:font-size-asian="20pt" style:font-size-complex="20pt"/>
    </style:style>
    <style:style style:name="Lime_20_Remix-outline7" style:display-name="Lime Remix-outline7" style:family="presentation" style:parent-style-name="Lime_20_Remix-outline6">
      <style:paragraph-properties fo:margin-top="0cm" fo:margin-bottom="0.1cm"/>
      <style:text-properties fo:font-family="'MgOpen Modata'" style:font-pitch="variable" fo:font-size="20pt" style:font-size-asian="20pt" style:font-size-complex="20pt"/>
    </style:style>
    <style:style style:name="Lime_20_Remix-outline8" style:display-name="Lime Remix-outline8" style:family="presentation" style:parent-style-name="Lime_20_Remix-outline7">
      <style:paragraph-properties fo:margin-top="0cm" fo:margin-bottom="0.1cm"/>
      <style:text-properties fo:font-family="'MgOpen Modata'" style:font-pitch="variable" fo:font-size="20pt" style:font-size-asian="20pt" style:font-size-complex="20pt"/>
    </style:style>
    <style:style style:name="Lime_20_Remix-outline9" style:display-name="Lime Remix-outline9" style:family="presentation" style:parent-style-name="Lime_20_Remix-outline8">
      <style:paragraph-properties fo:margin-top="0cm" fo:margin-bottom="0.1cm"/>
      <style:text-properties fo:font-family="'MgOpen Modata'" style:font-pitch="variable" fo:font-size="20pt" style:font-size-asian="20pt" style:font-size-complex="20pt"/>
    </style:style>
    <style:style style:name="Lime_20_Remix-subtitle" style:display-name="Lime Remix-subtitle" style:family="presentation">
      <style:graphic-properties draw:stroke="none" draw:fill="none" draw:textarea-vertical-align="middle">
        <text:list-style style:name="Lime_20_Remix-subtitle" style:display-name="Lime Remix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ime_20_Remix-title" style:display-name="Lime Remix-title" style:family="presentation">
      <style:graphic-properties draw:stroke="none" draw:fill="none" draw:textarea-vertical-align="middle">
        <text:list-style style:name="Lime_20_Remix-title" style:display-name="Lime Remix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4586" style:text-outline="false" style:text-line-through-style="none" fo:font-family="'MgOpen Modata'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our_20_F_27_s-background" style:display-name="Four F's-background" style:family="presentation">
      <style:graphic-properties draw:stroke="none" draw:fill="none"/>
      <style:text-properties style:letter-kerning="true"/>
    </style:style>
    <style:style style:name="Four_20_F_27_s-backgroundobjects" style:display-name="Four F'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our_20_F_27_s-notes" style:display-name="Four F'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our_20_F_27_s-outline1" style:display-name="Four F's-outline1" style:family="presentation">
      <style:graphic-properties draw:stroke="none" draw:fill="none">
        <text:list-style style:name="Four_20_F_27_s-outline1" style:display-name="Four F'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ur_20_F_27_s-outline2" style:display-name="Four F's-outline2" style:family="presentation" style:parent-style-name="Four_20_F_27_s-outline1">
      <style:paragraph-properties fo:margin-top="0cm" fo:margin-bottom="0.4cm"/>
      <style:text-properties fo:font-size="28pt" style:font-size-asian="28pt" style:font-size-complex="28pt"/>
    </style:style>
    <style:style style:name="Four_20_F_27_s-outline3" style:display-name="Four F's-outline3" style:family="presentation" style:parent-style-name="Four_20_F_27_s-outline2">
      <style:paragraph-properties fo:margin-top="0cm" fo:margin-bottom="0.3cm"/>
      <style:text-properties fo:font-size="24pt" style:font-size-asian="24pt" style:font-size-complex="24pt"/>
    </style:style>
    <style:style style:name="Four_20_F_27_s-outline4" style:display-name="Four F's-outline4" style:family="presentation" style:parent-style-name="Four_20_F_27_s-outline3">
      <style:paragraph-properties fo:margin-top="0cm" fo:margin-bottom="0.2cm"/>
      <style:text-properties fo:font-size="20pt" style:font-size-asian="20pt" style:font-size-complex="20pt"/>
    </style:style>
    <style:style style:name="Four_20_F_27_s-outline5" style:display-name="Four F's-outline5" style:family="presentation" style:parent-style-name="Four_20_F_27_s-outline4">
      <style:paragraph-properties fo:margin-top="0cm" fo:margin-bottom="0.1cm"/>
      <style:text-properties fo:font-size="20pt" style:font-size-asian="20pt" style:font-size-complex="20pt"/>
    </style:style>
    <style:style style:name="Four_20_F_27_s-outline6" style:display-name="Four F's-outline6" style:family="presentation" style:parent-style-name="Four_20_F_27_s-outline5">
      <style:paragraph-properties fo:margin-top="0cm" fo:margin-bottom="0.1cm"/>
      <style:text-properties fo:font-size="20pt" style:font-size-asian="20pt" style:font-size-complex="20pt"/>
    </style:style>
    <style:style style:name="Four_20_F_27_s-outline7" style:display-name="Four F's-outline7" style:family="presentation" style:parent-style-name="Four_20_F_27_s-outline6">
      <style:paragraph-properties fo:margin-top="0cm" fo:margin-bottom="0.1cm"/>
      <style:text-properties fo:font-size="20pt" style:font-size-asian="20pt" style:font-size-complex="20pt"/>
    </style:style>
    <style:style style:name="Four_20_F_27_s-outline8" style:display-name="Four F's-outline8" style:family="presentation" style:parent-style-name="Four_20_F_27_s-outline7">
      <style:paragraph-properties fo:margin-top="0cm" fo:margin-bottom="0.1cm"/>
      <style:text-properties fo:font-size="20pt" style:font-size-asian="20pt" style:font-size-complex="20pt"/>
    </style:style>
    <style:style style:name="Four_20_F_27_s-outline9" style:display-name="Four F's-outline9" style:family="presentation" style:parent-style-name="Four_20_F_27_s-outline8">
      <style:paragraph-properties fo:margin-top="0cm" fo:margin-bottom="0.1cm"/>
      <style:text-properties fo:font-size="20pt" style:font-size-asian="20pt" style:font-size-complex="20pt"/>
    </style:style>
    <style:style style:name="Four_20_F_27_s-subtitle" style:display-name="Four F's-subtitle" style:family="presentation">
      <style:graphic-properties draw:stroke="none" draw:fill="none" draw:textarea-vertical-align="middle">
        <text:list-style style:name="Four_20_F_27_s-subtitle" style:display-name="Four F'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ur_20_F_27_s-title" style:display-name="Four F's-title" style:family="presentation">
      <style:graphic-properties draw:stroke="none" draw:fill="none" draw:textarea-vertical-align="middle">
        <text:list-style style:name="Four_20_F_27_s-title" style:display-name="Four F'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4586" style:text-outline="false" style:text-line-through-style="none" fo:font-family="'MgOpen Modata'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_20_Remix-background" style:display-name="Blue Remix-background" style:family="presentation">
      <style:graphic-properties draw:stroke="none" draw:fill="none"/>
      <style:text-properties style:letter-kerning="true"/>
    </style:style>
    <style:style style:name="Blue_20_Remix-backgroundobjects" style:display-name="Blue Remix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ue_20_Remix-notes" style:display-name="Blue Remix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_20_Remix-outline1" style:display-name="Blue Remix-outline1" style:family="presentation">
      <style:graphic-properties draw:stroke="none" draw:fill="none">
        <text:list-style style:name="Blue_20_Remix-outline1" style:display-name="Blue Remi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MgOpen Modata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_20_Remix-outline2" style:display-name="Blue Remix-outline2" style:family="presentation" style:parent-style-name="Blue_20_Remix-outline1">
      <style:paragraph-properties fo:margin-top="0cm" fo:margin-bottom="0.4cm"/>
      <style:text-properties fo:font-family="'MgOpen Modata'" style:font-pitch="variable" fo:font-size="28pt" style:font-size-asian="28pt" style:font-size-complex="28pt"/>
    </style:style>
    <style:style style:name="Blue_20_Remix-outline3" style:display-name="Blue Remix-outline3" style:family="presentation" style:parent-style-name="Blue_20_Remix-outline2">
      <style:paragraph-properties fo:margin-top="0cm" fo:margin-bottom="0.3cm"/>
      <style:text-properties fo:font-family="'MgOpen Modata'" style:font-pitch="variable" fo:font-size="24pt" style:font-size-asian="24pt" style:font-size-complex="24pt"/>
    </style:style>
    <style:style style:name="Blue_20_Remix-outline4" style:display-name="Blue Remix-outline4" style:family="presentation" style:parent-style-name="Blue_20_Remix-outline3">
      <style:paragraph-properties fo:margin-top="0cm" fo:margin-bottom="0.2cm"/>
      <style:text-properties fo:font-family="'MgOpen Modata'" style:font-pitch="variable" fo:font-size="20pt" style:font-size-asian="20pt" style:font-size-complex="20pt"/>
    </style:style>
    <style:style style:name="Blue_20_Remix-outline5" style:display-name="Blue Remix-outline5" style:family="presentation" style:parent-style-name="Blue_20_Remix-outline4">
      <style:paragraph-properties fo:margin-top="0cm" fo:margin-bottom="0.1cm"/>
      <style:text-properties fo:font-family="'MgOpen Modata'" style:font-pitch="variable" fo:font-size="20pt" style:font-size-asian="20pt" style:font-size-complex="20pt"/>
    </style:style>
    <style:style style:name="Blue_20_Remix-outline6" style:display-name="Blue Remix-outline6" style:family="presentation" style:parent-style-name="Blue_20_Remix-outline5">
      <style:paragraph-properties fo:margin-top="0cm" fo:margin-bottom="0.1cm"/>
      <style:text-properties fo:font-family="'MgOpen Modata'" style:font-pitch="variable" fo:font-size="20pt" style:font-size-asian="20pt" style:font-size-complex="20pt"/>
    </style:style>
    <style:style style:name="Blue_20_Remix-outline7" style:display-name="Blue Remix-outline7" style:family="presentation" style:parent-style-name="Blue_20_Remix-outline6">
      <style:paragraph-properties fo:margin-top="0cm" fo:margin-bottom="0.1cm"/>
      <style:text-properties fo:font-family="'MgOpen Modata'" style:font-pitch="variable" fo:font-size="20pt" style:font-size-asian="20pt" style:font-size-complex="20pt"/>
    </style:style>
    <style:style style:name="Blue_20_Remix-outline8" style:display-name="Blue Remix-outline8" style:family="presentation" style:parent-style-name="Blue_20_Remix-outline7">
      <style:paragraph-properties fo:margin-top="0cm" fo:margin-bottom="0.1cm"/>
      <style:text-properties fo:font-family="'MgOpen Modata'" style:font-pitch="variable" fo:font-size="20pt" style:font-size-asian="20pt" style:font-size-complex="20pt"/>
    </style:style>
    <style:style style:name="Blue_20_Remix-outline9" style:display-name="Blue Remix-outline9" style:family="presentation" style:parent-style-name="Blue_20_Remix-outline8">
      <style:paragraph-properties fo:margin-top="0cm" fo:margin-bottom="0.1cm"/>
      <style:text-properties fo:font-family="'MgOpen Modata'" style:font-pitch="variable" fo:font-size="20pt" style:font-size-asian="20pt" style:font-size-complex="20pt"/>
    </style:style>
    <style:style style:name="Blue_20_Remix-subtitle" style:display-name="Blue Remix-subtitle" style:family="presentation">
      <style:graphic-properties draw:stroke="none" draw:fill="none" draw:textarea-vertical-align="middle">
        <text:list-style style:name="Blue_20_Remix-subtitle" style:display-name="Blue Remix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_20_Remix-title" style:display-name="Blue Remix-title" style:family="presentation">
      <style:graphic-properties draw:stroke="none" draw:fill="none" draw:textarea-vertical-align="middle">
        <text:list-style style:name="Blue_20_Remix-title" style:display-name="Blue Remix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4586" style:text-outline="false" style:text-line-through-style="none" fo:font-family="'MgOpen Modata'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rawberry_20_Remix-background" style:display-name="Strawberry Remix-background" style:family="presentation">
      <style:graphic-properties draw:stroke="none" draw:fill="none"/>
      <style:text-properties style:letter-kerning="true"/>
    </style:style>
    <style:style style:name="Strawberry_20_Remix-backgroundobjects" style:display-name="Strawberry Remix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rawberry_20_Remix-notes" style:display-name="Strawberry Remix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rawberry_20_Remix-outline1" style:display-name="Strawberry Remix-outline1" style:family="presentation">
      <style:graphic-properties draw:stroke="none" draw:fill="none">
        <text:list-style style:name="Strawberry_20_Remix-outline1" style:display-name="Strawberry Remi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MgOpen Modata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rawberry_20_Remix-outline2" style:display-name="Strawberry Remix-outline2" style:family="presentation" style:parent-style-name="Strawberry_20_Remix-outline1">
      <style:paragraph-properties fo:margin-top="0cm" fo:margin-bottom="0.4cm"/>
      <style:text-properties fo:font-family="'MgOpen Modata'" style:font-pitch="variable" fo:font-size="28pt" style:font-size-asian="28pt" style:font-size-complex="28pt"/>
    </style:style>
    <style:style style:name="Strawberry_20_Remix-outline3" style:display-name="Strawberry Remix-outline3" style:family="presentation" style:parent-style-name="Strawberry_20_Remix-outline2">
      <style:paragraph-properties fo:margin-top="0cm" fo:margin-bottom="0.3cm"/>
      <style:text-properties fo:font-family="'MgOpen Modata'" style:font-pitch="variable" fo:font-size="24pt" style:font-size-asian="24pt" style:font-size-complex="24pt"/>
    </style:style>
    <style:style style:name="Strawberry_20_Remix-outline4" style:display-name="Strawberry Remix-outline4" style:family="presentation" style:parent-style-name="Strawberry_20_Remix-outline3">
      <style:paragraph-properties fo:margin-top="0cm" fo:margin-bottom="0.2cm"/>
      <style:text-properties fo:font-family="'MgOpen Modata'" style:font-pitch="variable" fo:font-size="20pt" style:font-size-asian="20pt" style:font-size-complex="20pt"/>
    </style:style>
    <style:style style:name="Strawberry_20_Remix-outline5" style:display-name="Strawberry Remix-outline5" style:family="presentation" style:parent-style-name="Strawberry_20_Remix-outline4">
      <style:paragraph-properties fo:margin-top="0cm" fo:margin-bottom="0.1cm"/>
      <style:text-properties fo:font-family="'MgOpen Modata'" style:font-pitch="variable" fo:font-size="20pt" style:font-size-asian="20pt" style:font-size-complex="20pt"/>
    </style:style>
    <style:style style:name="Strawberry_20_Remix-outline6" style:display-name="Strawberry Remix-outline6" style:family="presentation" style:parent-style-name="Strawberry_20_Remix-outline5">
      <style:paragraph-properties fo:margin-top="0cm" fo:margin-bottom="0.1cm"/>
      <style:text-properties fo:font-family="'MgOpen Modata'" style:font-pitch="variable" fo:font-size="20pt" style:font-size-asian="20pt" style:font-size-complex="20pt"/>
    </style:style>
    <style:style style:name="Strawberry_20_Remix-outline7" style:display-name="Strawberry Remix-outline7" style:family="presentation" style:parent-style-name="Strawberry_20_Remix-outline6">
      <style:paragraph-properties fo:margin-top="0cm" fo:margin-bottom="0.1cm"/>
      <style:text-properties fo:font-family="'MgOpen Modata'" style:font-pitch="variable" fo:font-size="20pt" style:font-size-asian="20pt" style:font-size-complex="20pt"/>
    </style:style>
    <style:style style:name="Strawberry_20_Remix-outline8" style:display-name="Strawberry Remix-outline8" style:family="presentation" style:parent-style-name="Strawberry_20_Remix-outline7">
      <style:paragraph-properties fo:margin-top="0cm" fo:margin-bottom="0.1cm"/>
      <style:text-properties fo:font-family="'MgOpen Modata'" style:font-pitch="variable" fo:font-size="20pt" style:font-size-asian="20pt" style:font-size-complex="20pt"/>
    </style:style>
    <style:style style:name="Strawberry_20_Remix-outline9" style:display-name="Strawberry Remix-outline9" style:family="presentation" style:parent-style-name="Strawberry_20_Remix-outline8">
      <style:paragraph-properties fo:margin-top="0cm" fo:margin-bottom="0.1cm"/>
      <style:text-properties fo:font-family="'MgOpen Modata'" style:font-pitch="variable" fo:font-size="20pt" style:font-size-asian="20pt" style:font-size-complex="20pt"/>
    </style:style>
    <style:style style:name="Strawberry_20_Remix-subtitle" style:display-name="Strawberry Remix-subtitle" style:family="presentation">
      <style:graphic-properties draw:stroke="none" draw:fill="none" draw:textarea-vertical-align="middle">
        <text:list-style style:name="Strawberry_20_Remix-subtitle" style:display-name="Strawberry Remix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rawberry_20_Remix-title" style:display-name="Strawberry Remix-title" style:family="presentation">
      <style:graphic-properties draw:stroke="none" draw:fill="none" draw:textarea-vertical-align="middle">
        <text:list-style style:name="Strawberry_20_Remix-title" style:display-name="Strawberry Remix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4586" style:text-outline="false" style:text-line-through-style="none" fo:font-family="'MgOpen Modata'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ettus_20_Remix-background" style:display-name="Lettus Remix-background" style:family="presentation">
      <style:graphic-properties draw:stroke="none" draw:fill="none"/>
      <style:text-properties style:letter-kerning="true"/>
    </style:style>
    <style:style style:name="Lettus_20_Remix-backgroundobjects" style:display-name="Lettus Remix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ettus_20_Remix-notes" style:display-name="Lettus Remix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ettus_20_Remix-outline1" style:display-name="Lettus Remix-outline1" style:family="presentation">
      <style:graphic-properties draw:stroke="none" draw:fill="none">
        <text:list-style style:name="Lettus_20_Remix-outline1" style:display-name="Lettus Remi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MgOpen Modata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ettus_20_Remix-outline2" style:display-name="Lettus Remix-outline2" style:family="presentation" style:parent-style-name="Lettus_20_Remix-outline1">
      <style:paragraph-properties fo:margin-top="0cm" fo:margin-bottom="0.4cm"/>
      <style:text-properties fo:font-family="'MgOpen Modata'" style:font-pitch="variable" fo:font-size="28pt" style:font-size-asian="28pt" style:font-size-complex="28pt"/>
    </style:style>
    <style:style style:name="Lettus_20_Remix-outline3" style:display-name="Lettus Remix-outline3" style:family="presentation" style:parent-style-name="Lettus_20_Remix-outline2">
      <style:paragraph-properties fo:margin-top="0cm" fo:margin-bottom="0.3cm"/>
      <style:text-properties fo:font-family="'MgOpen Modata'" style:font-pitch="variable" fo:font-size="24pt" style:font-size-asian="24pt" style:font-size-complex="24pt"/>
    </style:style>
    <style:style style:name="Lettus_20_Remix-outline4" style:display-name="Lettus Remix-outline4" style:family="presentation" style:parent-style-name="Lettus_20_Remix-outline3">
      <style:paragraph-properties fo:margin-top="0cm" fo:margin-bottom="0.2cm"/>
      <style:text-properties fo:font-family="'MgOpen Modata'" style:font-pitch="variable" fo:font-size="20pt" style:font-size-asian="20pt" style:font-size-complex="20pt"/>
    </style:style>
    <style:style style:name="Lettus_20_Remix-outline5" style:display-name="Lettus Remix-outline5" style:family="presentation" style:parent-style-name="Lettus_20_Remix-outline4">
      <style:paragraph-properties fo:margin-top="0cm" fo:margin-bottom="0.1cm"/>
      <style:text-properties fo:font-family="'MgOpen Modata'" style:font-pitch="variable" fo:font-size="20pt" style:font-size-asian="20pt" style:font-size-complex="20pt"/>
    </style:style>
    <style:style style:name="Lettus_20_Remix-outline6" style:display-name="Lettus Remix-outline6" style:family="presentation" style:parent-style-name="Lettus_20_Remix-outline5">
      <style:paragraph-properties fo:margin-top="0cm" fo:margin-bottom="0.1cm"/>
      <style:text-properties fo:font-family="'MgOpen Modata'" style:font-pitch="variable" fo:font-size="20pt" style:font-size-asian="20pt" style:font-size-complex="20pt"/>
    </style:style>
    <style:style style:name="Lettus_20_Remix-outline7" style:display-name="Lettus Remix-outline7" style:family="presentation" style:parent-style-name="Lettus_20_Remix-outline6">
      <style:paragraph-properties fo:margin-top="0cm" fo:margin-bottom="0.1cm"/>
      <style:text-properties fo:font-family="'MgOpen Modata'" style:font-pitch="variable" fo:font-size="20pt" style:font-size-asian="20pt" style:font-size-complex="20pt"/>
    </style:style>
    <style:style style:name="Lettus_20_Remix-outline8" style:display-name="Lettus Remix-outline8" style:family="presentation" style:parent-style-name="Lettus_20_Remix-outline7">
      <style:paragraph-properties fo:margin-top="0cm" fo:margin-bottom="0.1cm"/>
      <style:text-properties fo:font-family="'MgOpen Modata'" style:font-pitch="variable" fo:font-size="20pt" style:font-size-asian="20pt" style:font-size-complex="20pt"/>
    </style:style>
    <style:style style:name="Lettus_20_Remix-outline9" style:display-name="Lettus Remix-outline9" style:family="presentation" style:parent-style-name="Lettus_20_Remix-outline8">
      <style:paragraph-properties fo:margin-top="0cm" fo:margin-bottom="0.1cm"/>
      <style:text-properties fo:font-family="'MgOpen Modata'" style:font-pitch="variable" fo:font-size="20pt" style:font-size-asian="20pt" style:font-size-complex="20pt"/>
    </style:style>
    <style:style style:name="Lettus_20_Remix-subtitle" style:display-name="Lettus Remix-subtitle" style:family="presentation">
      <style:graphic-properties draw:stroke="none" draw:fill="none" draw:textarea-vertical-align="middle">
        <text:list-style style:name="Lettus_20_Remix-subtitle" style:display-name="Lettus Remix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ettus_20_Remix-title" style:display-name="Lettus Remix-title" style:family="presentation">
      <style:graphic-properties draw:stroke="none" draw:fill="none" draw:textarea-vertical-align="middle">
        <text:list-style style:name="Lettus_20_Remix-title" style:display-name="Lettus Remix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4586" style:text-outline="false" style:text-line-through-style="none" fo:font-family="'MgOpen Modata'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ape_20_Remix-backgroundobjects">
      <style:graphic-properties draw:stroke="none" draw:fill="none" draw:fill-color="#ffffff" draw:auto-grow-height="false" fo:min-height="1.449cm"/>
    </style:style>
    <style:style style:name="Mpr2" style:family="presentation" style:parent-style-name="Grape_20_Remix-backgroundobjects">
      <style:graphic-properties draw:stroke="none" draw:fill="none" draw:fill-color="#ffffff" draw:auto-grow-height="false" fo:min-height="1.397cm"/>
    </style:style>
    <style:style style:name="Mpr3" style:family="presentation" style:parent-style-name="Grape_20_Remix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Orange_20_Remix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ge_20_Remix-backgroundobjects">
      <style:graphic-properties draw:stroke="none" draw:fill="none" draw:fill-color="#ffffff" draw:auto-grow-height="false" fo:min-height="1.397cm"/>
    </style:style>
    <style:style style:name="Mpr6" style:family="presentation" style:parent-style-name="Orange_20_Remix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Lime_20_Remix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me_20_Remix-backgroundobjects">
      <style:graphic-properties draw:stroke="none" draw:fill="none" draw:fill-color="#ffffff" draw:auto-grow-height="false" fo:min-height="1.397cm"/>
    </style:style>
    <style:style style:name="Mpr9" style:family="presentation" style:parent-style-name="Lime_20_Remix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ur_20_F_27_s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ur_20_F_27_s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ur_20_F_27_s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Blue_20_Remix-backgroundobjects">
      <style:graphic-properties draw:stroke="none" draw:fill="none" draw:fill-color="#ffffff" draw:auto-grow-height="false" fo:min-height="1.449cm"/>
    </style:style>
    <style:style style:name="Mpr14" style:family="presentation" style:parent-style-name="Blue_20_Remix-backgroundobjects">
      <style:graphic-properties draw:stroke="none" draw:fill="none" draw:fill-color="#ffffff" draw:auto-grow-height="false" fo:min-height="1.397cm"/>
    </style:style>
    <style:style style:name="Mpr15" style:family="presentation" style:parent-style-name="Blue_20_Remix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Strawberry_20_Remix-backgroundobjects">
      <style:graphic-properties draw:stroke="none" draw:fill="none" draw:fill-color="#ffffff" draw:auto-grow-height="false" fo:min-height="1.449cm"/>
    </style:style>
    <style:style style:name="Mpr17" style:family="presentation" style:parent-style-name="Strawberry_20_Remix-backgroundobjects">
      <style:graphic-properties draw:stroke="none" draw:fill="none" draw:fill-color="#ffffff" draw:auto-grow-height="false" fo:min-height="1.397cm"/>
    </style:style>
    <style:style style:name="Mpr18" style:family="presentation" style:parent-style-name="Strawberry_20_Remix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Lettus_20_Remix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ettus_20_Remix-backgroundobjects">
      <style:graphic-properties draw:stroke="none" draw:fill="none" draw:fill-color="#ffffff" draw:auto-grow-height="false" fo:min-height="1.397cm"/>
    </style:style>
    <style:style style:name="Mpr21" style:family="presentation" style:parent-style-name="Lettus_20_Remix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7cm" svg:height="4.192cm" svg:x="2.794cm" svg:y="4.326cm"/>
      <draw:page-thumbnail draw:layer="backgroundobjects" svg:width="5.587cm" svg:height="4.192cm" svg:x="11.176cm" svg:y="4.326cm"/>
      <draw:page-thumbnail draw:layer="backgroundobjects" svg:width="5.587cm" svg:height="4.192cm" svg:x="19.558cm" svg:y="4.326cm"/>
      <draw:page-thumbnail draw:layer="backgroundobjects" svg:width="5.587cm" svg:height="4.192cm" svg:x="2.794cm" svg:y="13.07cm"/>
      <draw:page-thumbnail draw:layer="backgroundobjects" svg:width="5.587cm" svg:height="4.192cm" svg:x="11.176cm" svg:y="13.07cm"/>
      <draw:page-thumbnail draw:layer="backgroundobjects" svg:width="5.587cm" svg:height="4.192cm" svg:x="19.558cm" svg:y="13.07cm"/>
    </style:handout-master>
    <style:master-page style:name="Grape_20_Remix" style:display-name="Grape Remix" style:page-layout-name="PM1" draw:style-name="Mdp1">
      <draw:frame presentation:style-name="Grape_20_Remix-title" draw:layer="backgroundobjects" svg:width="25.19cm" svg:height="3.507cm" svg:x="1.399cm" svg:y="0.838cm" presentation:class="title" presentation:placeholder="true">
        <draw:text-box/>
      </draw:frame>
      <draw:frame presentation:style-name="Grape_20_Remix-outline1" draw:layer="backgroundobjects" svg:width="25.19cm" svg:height="12.865cm" svg:x="1.399cm" svg:y="4.915cm" presentation:class="outline" presentation:placeholder="true">
        <draw:text-box/>
      </draw:frame>
      <draw:frame presentation:style-name="Mpr1" draw:text-style-name="MP3" draw:layer="backgroundobjects" svg:width="6.52cm" svg:height="1.448cm" svg:x="1.399cm" svg:y="19.136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cm" svg:height="1.448cm" svg:x="20.069cm" svg:y="19.136cm" presentation:class="page-number">
        <draw:text-box>
          <text:p text:style-name="MP5"><text:span text:style-name="MT1"><text:page-number>&lt;number&gt;</text:page-number></text:span></text:p>
        </draw:text-box>
      </draw:frame>
      <draw:frame draw:style-name="Mgr3" draw:text-style-name="MP6" draw:layer="backgroundobjects" svg:width="5.819cm" svg:height="2.82cm" svg:x="21.586cm" svg:y="17.88cm">
        <draw:image xlink:href="Pictures/10000201000000A500000050366A92D3.png" xlink:type="simple" xlink:show="embed" xlink:actuate="onLoad">
          <text:p/>
        </draw:image>
      </draw:frame>
      <presentation:notes style:page-layout-name="PM2">
        <draw:page-thumbnail presentation:style-name="Grape_20_Remix-title" draw:layer="backgroundobjects" svg:width="13.959cm" svg:height="10.475cm" svg:x="3.815cm" svg:y="2.123cm" presentation:class="page"/>
        <draw:frame presentation:style-name="Grape_20_Remix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3" draw:layer="backgroundobjects" svg:width="9.369cm" svg:height="1.396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369cm" svg:height="1.396cm" svg:x="12.22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369cm" svg:height="1.396cm" svg:x="0cm" svg:y="26.543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369cm" svg:height="1.396cm" svg:x="12.22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Orange_20_Remix" style:display-name="Orange Remix" style:page-layout-name="PM1" draw:style-name="Mdp1">
      <draw:frame presentation:style-name="Orange_20_Remix-title" draw:layer="backgroundobjects" svg:width="25.19cm" svg:height="3.507cm" svg:x="1.399cm" svg:y="0.838cm" presentation:class="title" presentation:placeholder="true">
        <draw:text-box/>
      </draw:frame>
      <draw:frame presentation:style-name="Orange_20_Remix-outline1" draw:layer="backgroundobjects" svg:width="25.19cm" svg:height="12.865cm" svg:x="1.399cm" svg:y="4.915cm" presentation:class="outline" presentation:placeholder="true">
        <draw:text-box/>
      </draw:frame>
      <draw:frame presentation:style-name="Mpr4" draw:text-style-name="MP3" draw:layer="backgroundobjects" svg:width="6.52cm" svg:height="1.448cm" svg:x="1.399cm" svg:y="19.136cm" presentation:class="date-time">
        <draw:text-box>
          <text:p text:style-name="MP3"><text:span text:style-name="MT1"><presentation:date-time/></text:span></text:p>
        </draw:text-box>
      </draw:frame>
      <draw:frame presentation:style-name="Mpr4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5" draw:layer="backgroundobjects" svg:width="6.52cm" svg:height="1.448cm" svg:x="20.069cm" svg:y="19.136cm" presentation:class="page-number">
        <draw:text-box>
          <text:p text:style-name="MP5"><text:span text:style-name="MT1"><text:page-number>&lt;number&gt;</text:page-number></text:span></text:p>
        </draw:text-box>
      </draw:frame>
      <draw:frame draw:style-name="Mgr3" draw:text-style-name="MP6" draw:layer="backgroundobjects" svg:width="5.819cm" svg:height="2.82cm" svg:x="21.59cm" svg:y="17.88cm">
        <draw:image xlink:href="Pictures/10000201000000A50000005081DBEA65.png" xlink:type="simple" xlink:show="embed" xlink:actuate="onLoad">
          <text:p/>
        </draw:image>
      </draw:frame>
      <presentation:notes style:page-layout-name="PM2">
        <draw:page-thumbnail presentation:style-name="Orange_20_Remix-title" draw:layer="backgroundobjects" svg:width="13.959cm" svg:height="10.475cm" svg:x="3.815cm" svg:y="2.123cm" presentation:class="page"/>
        <draw:frame presentation:style-name="Orange_20_Remix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3" draw:layer="backgroundobjects" svg:width="9.369cm" svg:height="1.396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5" draw:text-style-name="MP5" draw:layer="backgroundobjects" svg:width="9.369cm" svg:height="1.396cm" svg:x="12.22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6" draw:text-style-name="MP3" draw:layer="backgroundobjects" svg:width="9.369cm" svg:height="1.396cm" svg:x="0cm" svg:y="26.543cm" presentation:class="footer">
          <draw:text-box>
            <text:p text:style-name="MP3"><text:span text:style-name="MT1"><presentation:footer/></text:span></text:p>
          </draw:text-box>
        </draw:frame>
        <draw:frame presentation:style-name="Mpr6" draw:text-style-name="MP5" draw:layer="backgroundobjects" svg:width="9.369cm" svg:height="1.396cm" svg:x="12.22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Lime_20_Remix" style:display-name="Lime Remix" style:page-layout-name="PM1" draw:style-name="Mdp1">
      <draw:frame presentation:style-name="Lime_20_Remix-title" draw:layer="backgroundobjects" svg:width="25.19cm" svg:height="3.507cm" svg:x="1.399cm" svg:y="0.838cm" presentation:class="title" presentation:placeholder="true">
        <draw:text-box/>
      </draw:frame>
      <draw:frame presentation:style-name="Lime_20_Remix-outline1" draw:layer="backgroundobjects" svg:width="25.19cm" svg:height="12.865cm" svg:x="1.399cm" svg:y="4.915cm" presentation:class="outline" presentation:placeholder="true">
        <draw:text-box/>
      </draw:frame>
      <draw:frame presentation:style-name="Mpr7" draw:text-style-name="MP3" draw:layer="backgroundobjects" svg:width="6.52cm" svg:height="1.448cm" svg:x="1.399cm" svg:y="19.136cm" presentation:class="date-time">
        <draw:text-box>
          <text:p text:style-name="MP3"><text:span text:style-name="MT1"><presentation:date-time/></text:span></text:p>
        </draw:text-box>
      </draw:frame>
      <draw:frame presentation:style-name="Mpr7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5" draw:layer="backgroundobjects" svg:width="6.52cm" svg:height="1.448cm" svg:x="20.069cm" svg:y="19.136cm" presentation:class="page-number">
        <draw:text-box>
          <text:p text:style-name="MP5"><text:span text:style-name="MT1"><text:page-number>&lt;number&gt;</text:page-number></text:span></text:p>
        </draw:text-box>
      </draw:frame>
      <draw:frame draw:style-name="Mgr3" draw:text-style-name="MP6" draw:layer="backgroundobjects" svg:width="5.819cm" svg:height="2.82cm" svg:x="21.586cm" svg:y="17.88cm">
        <draw:image xlink:href="Pictures/10000201000000A50000005087933419.png" xlink:type="simple" xlink:show="embed" xlink:actuate="onLoad">
          <text:p/>
        </draw:image>
      </draw:frame>
      <presentation:notes style:page-layout-name="PM2">
        <draw:page-thumbnail presentation:style-name="Lime_20_Remix-title" draw:layer="backgroundobjects" svg:width="13.959cm" svg:height="10.475cm" svg:x="3.815cm" svg:y="2.123cm" presentation:class="page"/>
        <draw:frame presentation:style-name="Lime_20_Remix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3" draw:layer="backgroundobjects" svg:width="9.369cm" svg:height="1.396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8" draw:text-style-name="MP5" draw:layer="backgroundobjects" svg:width="9.369cm" svg:height="1.396cm" svg:x="12.22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9" draw:text-style-name="MP3" draw:layer="backgroundobjects" svg:width="9.369cm" svg:height="1.396cm" svg:x="0cm" svg:y="26.543cm" presentation:class="footer">
          <draw:text-box>
            <text:p text:style-name="MP3"><text:span text:style-name="MT1"><presentation:footer/></text:span></text:p>
          </draw:text-box>
        </draw:frame>
        <draw:frame presentation:style-name="Mpr9" draw:text-style-name="MP5" draw:layer="backgroundobjects" svg:width="9.369cm" svg:height="1.396cm" svg:x="12.22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Four_20_F_27_s" style:display-name="Four F's" style:page-layout-name="PM1" draw:style-name="Mdp1">
      <draw:frame presentation:style-name="Four_20_F_27_s-title" draw:layer="backgroundobjects" svg:width="25.19cm" svg:height="3.507cm" svg:x="1.399cm" svg:y="0.838cm" presentation:class="title" presentation:placeholder="true">
        <draw:text-box/>
      </draw:frame>
      <draw:frame presentation:style-name="Four_20_F_27_s-outline1" draw:layer="backgroundobjects" svg:width="25.19cm" svg:height="13.862cm" svg:x="1.399cm" svg:y="4.915cm" presentation:class="outline" presentation:placeholder="true">
        <draw:text-box/>
      </draw:frame>
      <draw:frame presentation:style-name="Mpr10" draw:text-style-name="MP3" draw:layer="backgroundobjects" svg:width="6.52cm" svg:height="1.448cm" svg:x="1.399cm" svg:y="19.136cm" presentation:class="date-time">
        <draw:text-box>
          <text:p text:style-name="MP3"><text:span text:style-name="MT1"><presentation:date-time/></text:span></text:p>
        </draw:text-box>
      </draw:frame>
      <draw:frame presentation:style-name="Mpr10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5" draw:layer="backgroundobjects" svg:width="6.52cm" svg:height="1.448cm" svg:x="20.069cm" svg:y="19.136cm" presentation:class="page-number">
        <draw:text-box>
          <text:p text:style-name="MP5"><text:span text:style-name="MT1"><text:page-number>&lt;number&gt;</text:page-number></text:span></text:p>
        </draw:text-box>
      </draw:frame>
      <draw:frame draw:style-name="Mgr3" draw:text-style-name="MP6" draw:layer="backgroundobjects" svg:width="6.215cm" svg:height="6.215cm" svg:x="21.176cm" svg:y="0.6cm">
        <draw:image xlink:href="Pictures/100002010000016600000166C418E2AD.png" xlink:type="simple" xlink:show="embed" xlink:actuate="onLoad">
          <text:p/>
        </draw:image>
      </draw:frame>
      <draw:frame draw:style-name="Mgr3" draw:text-style-name="MP6" draw:layer="backgroundobjects" svg:width="6.215cm" svg:height="6.215cm" svg:x="0.6cm" svg:y="0.6cm">
        <draw:image xlink:href="Pictures/10000201000001660000016651E9A404.png" xlink:type="simple" xlink:show="embed" xlink:actuate="onLoad">
          <text:p/>
        </draw:image>
      </draw:frame>
      <draw:frame draw:style-name="Mgr3" draw:text-style-name="MP6" draw:layer="backgroundobjects" svg:width="6.215cm" svg:height="6.215cm" svg:x="0.6cm" svg:y="14.191cm">
        <draw:image xlink:href="Pictures/1000020100000166000001660463479E.png" xlink:type="simple" xlink:show="embed" xlink:actuate="onLoad">
          <text:p/>
        </draw:image>
      </draw:frame>
      <draw:frame draw:style-name="Mgr3" draw:text-style-name="MP6" draw:layer="backgroundobjects" svg:width="6.215cm" svg:height="6.215cm" svg:x="21.176cm" svg:y="14.191cm">
        <draw:image xlink:href="Pictures/1000020100000166000001662E5B63E9.png" xlink:type="simple" xlink:show="embed" xlink:actuate="onLoad">
          <text:p/>
        </draw:image>
      </draw:frame>
      <presentation:notes style:page-layout-name="PM2">
        <draw:page-thumbnail presentation:style-name="Four_20_F_27_s-title" draw:layer="backgroundobjects" svg:width="13.959cm" svg:height="10.475cm" svg:x="3.815cm" svg:y="2.123cm" presentation:class="page"/>
        <draw:frame presentation:style-name="Four_20_F_27_s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3" draw:layer="backgroundobjects" svg:width="9.369cm" svg:height="1.396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11" draw:text-style-name="MP5" draw:layer="backgroundobjects" svg:width="9.369cm" svg:height="1.396cm" svg:x="12.22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12" draw:text-style-name="MP3" draw:layer="backgroundobjects" svg:width="9.369cm" svg:height="1.396cm" svg:x="0cm" svg:y="26.543cm" presentation:class="footer">
          <draw:text-box>
            <text:p text:style-name="MP3"><text:span text:style-name="MT1"><presentation:footer/></text:span></text:p>
          </draw:text-box>
        </draw:frame>
        <draw:frame presentation:style-name="Mpr12" draw:text-style-name="MP5" draw:layer="backgroundobjects" svg:width="9.369cm" svg:height="1.396cm" svg:x="12.22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Blue_20_Remix" style:display-name="Blue Remix" style:page-layout-name="PM1" draw:style-name="Mdp1">
      <draw:frame presentation:style-name="Blue_20_Remix-title" draw:layer="backgroundobjects" svg:width="25.19cm" svg:height="3.507cm" svg:x="1.399cm" svg:y="0.838cm" presentation:class="title" presentation:placeholder="true">
        <draw:text-box/>
      </draw:frame>
      <draw:frame presentation:style-name="Blue_20_Remix-outline1" draw:layer="backgroundobjects" svg:width="25.19cm" svg:height="12.865cm" svg:x="1.399cm" svg:y="4.915cm" presentation:class="outline" presentation:placeholder="true">
        <draw:text-box/>
      </draw:frame>
      <draw:frame presentation:style-name="Mpr13" draw:text-style-name="MP3" draw:layer="backgroundobjects" svg:width="6.52cm" svg:height="1.448cm" svg:x="1.399cm" svg:y="19.136cm" presentation:class="date-time">
        <draw:text-box>
          <text:p text:style-name="MP3"><text:span text:style-name="MT1"><presentation:date-time/></text:span></text:p>
        </draw:text-box>
      </draw:frame>
      <draw:frame presentation:style-name="Mpr13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13" draw:text-style-name="MP5" draw:layer="backgroundobjects" svg:width="6.52cm" svg:height="1.448cm" svg:x="20.069cm" svg:y="19.136cm" presentation:class="page-number">
        <draw:text-box>
          <text:p text:style-name="MP5"><text:span text:style-name="MT1"><text:page-number>&lt;number&gt;</text:page-number></text:span></text:p>
        </draw:text-box>
      </draw:frame>
      <draw:frame draw:style-name="Mgr3" draw:text-style-name="MP6" draw:layer="backgroundobjects" svg:width="5.819cm" svg:height="2.82cm" svg:x="21.624cm" svg:y="17.914cm">
        <draw:image xlink:href="Pictures/10000201000000A5000000508527E409.png" xlink:type="simple" xlink:show="embed" xlink:actuate="onLoad">
          <text:p/>
        </draw:image>
      </draw:frame>
      <presentation:notes style:page-layout-name="PM2">
        <draw:page-thumbnail presentation:style-name="Blue_20_Remix-title" draw:layer="backgroundobjects" svg:width="13.959cm" svg:height="10.475cm" svg:x="3.815cm" svg:y="2.123cm" presentation:class="page"/>
        <draw:frame presentation:style-name="Blue_20_Remix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3" draw:layer="backgroundobjects" svg:width="9.369cm" svg:height="1.396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14" draw:text-style-name="MP5" draw:layer="backgroundobjects" svg:width="9.369cm" svg:height="1.396cm" svg:x="12.22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15" draw:text-style-name="MP3" draw:layer="backgroundobjects" svg:width="9.369cm" svg:height="1.396cm" svg:x="0cm" svg:y="26.543cm" presentation:class="footer">
          <draw:text-box>
            <text:p text:style-name="MP3"><text:span text:style-name="MT1"><presentation:footer/></text:span></text:p>
          </draw:text-box>
        </draw:frame>
        <draw:frame presentation:style-name="Mpr15" draw:text-style-name="MP5" draw:layer="backgroundobjects" svg:width="9.369cm" svg:height="1.396cm" svg:x="12.22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Strawberry_20_Remix" style:display-name="Strawberry Remix" style:page-layout-name="PM1" draw:style-name="Mdp1">
      <draw:frame presentation:style-name="Strawberry_20_Remix-title" draw:layer="backgroundobjects" svg:width="25.19cm" svg:height="3.507cm" svg:x="1.399cm" svg:y="0.838cm" presentation:class="title" presentation:placeholder="true">
        <draw:text-box/>
      </draw:frame>
      <draw:frame presentation:style-name="Strawberry_20_Remix-outline1" draw:layer="backgroundobjects" svg:width="25.19cm" svg:height="12.865cm" svg:x="1.399cm" svg:y="4.915cm" presentation:class="outline" presentation:placeholder="true">
        <draw:text-box/>
      </draw:frame>
      <draw:frame presentation:style-name="Mpr16" draw:text-style-name="MP3" draw:layer="backgroundobjects" svg:width="6.52cm" svg:height="1.448cm" svg:x="1.399cm" svg:y="19.136cm" presentation:class="date-time">
        <draw:text-box>
          <text:p text:style-name="MP3"><text:span text:style-name="MT1"><presentation:date-time/></text:span></text:p>
        </draw:text-box>
      </draw:frame>
      <draw:frame presentation:style-name="Mpr16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16" draw:text-style-name="MP5" draw:layer="backgroundobjects" svg:width="6.52cm" svg:height="1.448cm" svg:x="20.069cm" svg:y="19.136cm" presentation:class="page-number">
        <draw:text-box>
          <text:p text:style-name="MP5"><text:span text:style-name="MT1"><text:page-number>&lt;number&gt;</text:page-number></text:span></text:p>
        </draw:text-box>
      </draw:frame>
      <draw:frame draw:style-name="Mgr3" draw:text-style-name="MP6" draw:layer="backgroundobjects" svg:width="5.819cm" svg:height="2.82cm" svg:x="21.592cm" svg:y="17.813cm">
        <draw:image xlink:href="Pictures/10000201000000A5000000506E6C0C65.png" xlink:type="simple" xlink:show="embed" xlink:actuate="onLoad">
          <text:p/>
        </draw:image>
      </draw:frame>
      <presentation:notes style:page-layout-name="PM2">
        <draw:page-thumbnail presentation:style-name="Strawberry_20_Remix-title" draw:layer="backgroundobjects" svg:width="13.959cm" svg:height="10.475cm" svg:x="3.815cm" svg:y="2.123cm" presentation:class="page"/>
        <draw:frame presentation:style-name="Strawberry_20_Remix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3" draw:layer="backgroundobjects" svg:width="9.369cm" svg:height="1.396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17" draw:text-style-name="MP5" draw:layer="backgroundobjects" svg:width="9.369cm" svg:height="1.396cm" svg:x="12.22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18" draw:text-style-name="MP3" draw:layer="backgroundobjects" svg:width="9.369cm" svg:height="1.396cm" svg:x="0cm" svg:y="26.543cm" presentation:class="footer">
          <draw:text-box>
            <text:p text:style-name="MP3"><text:span text:style-name="MT1"><presentation:footer/></text:span></text:p>
          </draw:text-box>
        </draw:frame>
        <draw:frame presentation:style-name="Mpr18" draw:text-style-name="MP5" draw:layer="backgroundobjects" svg:width="9.369cm" svg:height="1.396cm" svg:x="12.22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Lettus_20_Remix" style:display-name="Lettus Remix" style:page-layout-name="PM1" draw:style-name="Mdp1">
      <draw:frame presentation:style-name="Lettus_20_Remix-title" draw:layer="backgroundobjects" svg:width="25.19cm" svg:height="3.507cm" svg:x="1.399cm" svg:y="0.838cm" presentation:class="title" presentation:placeholder="true">
        <draw:text-box/>
      </draw:frame>
      <draw:frame presentation:style-name="Lettus_20_Remix-outline1" draw:layer="backgroundobjects" svg:width="25.19cm" svg:height="13.162cm" svg:x="1.48cm" svg:y="4.618cm" presentation:class="outline" presentation:placeholder="true">
        <draw:text-box/>
      </draw:frame>
      <draw:frame presentation:style-name="Mpr19" draw:text-style-name="MP3" draw:layer="backgroundobjects" svg:width="6.52cm" svg:height="1.448cm" svg:x="1.399cm" svg:y="19.136cm" presentation:class="date-time">
        <draw:text-box>
          <text:p text:style-name="MP3"><text:span text:style-name="MT1"><presentation:date-time/></text:span></text:p>
        </draw:text-box>
      </draw:frame>
      <draw:frame presentation:style-name="Mpr19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19" draw:text-style-name="MP5" draw:layer="backgroundobjects" svg:width="6.52cm" svg:height="1.448cm" svg:x="20.069cm" svg:y="19.136cm" presentation:class="page-number">
        <draw:text-box>
          <text:p text:style-name="MP5"><text:span text:style-name="MT1"><text:page-number>&lt;number&gt;</text:page-number></text:span></text:p>
        </draw:text-box>
      </draw:frame>
      <draw:frame draw:style-name="Mgr3" draw:text-style-name="MP6" draw:layer="backgroundobjects" svg:width="5.819cm" svg:height="2.82cm" svg:x="21.626cm" svg:y="17.88cm">
        <draw:image xlink:href="Pictures/10000201000000A500000050CFBD9166.png" xlink:type="simple" xlink:show="embed" xlink:actuate="onLoad">
          <text:p/>
        </draw:image>
      </draw:frame>
      <presentation:notes style:page-layout-name="PM2">
        <draw:page-thumbnail presentation:style-name="Lettus_20_Remix-title" draw:layer="backgroundobjects" svg:width="13.959cm" svg:height="10.475cm" svg:x="3.815cm" svg:y="2.123cm" presentation:class="page"/>
        <draw:frame presentation:style-name="Lettus_20_Remix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3" draw:layer="backgroundobjects" svg:width="9.369cm" svg:height="1.396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0" draw:text-style-name="MP5" draw:layer="backgroundobjects" svg:width="9.369cm" svg:height="1.396cm" svg:x="12.22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21" draw:text-style-name="MP3" draw:layer="backgroundobjects" svg:width="9.369cm" svg:height="1.396cm" svg:x="0cm" svg:y="26.543cm" presentation:class="footer">
          <draw:text-box>
            <text:p text:style-name="MP3"><text:span text:style-name="MT1"><presentation:footer/></text:span></text:p>
          </draw:text-box>
        </draw:frame>
        <draw:frame presentation:style-name="Mpr21" draw:text-style-name="MP5" draw:layer="backgroundobjects" svg:width="9.369cm" svg:height="1.396cm" svg:x="12.22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Paul Frields</meta:initial-creator>
    <meta:creation-date>2008-08-29T00:00:57</meta:creation-date>
    <dc:date>2009-02-21T16:07:43</dc:date>
    <meta:editing-cycles>25</meta:editing-cycles>
    <meta:editing-duration>PT21H34M23S</meta:editing-duration>
    <meta:document-statistic meta:object-count="214"/>
    <meta:user-defined meta:name="Info 1"/>
    <meta:user-defined meta:name="Info 2"/>
    <meta:user-defined meta:name="Info 3"/>
    <meta:user-defined meta:name="Info 4"/>
  </office:meta>
</office:document-meta>
</file>